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text-properties officeooo:rsid="25f713e6" officeooo:paragraph-rsid="266f4b90"/>
    </style:style>
    <style:style style:name="P5" style:family="paragraph" style:parent-style-name="Text_20_body">
      <style:text-properties officeooo:rsid="263f6e6e" officeooo:paragraph-rsid="266e7c45"/>
    </style:style>
    <style:style style:name="P6" style:family="paragraph" style:parent-style-name="Text_20_body">
      <style:text-properties officeooo:rsid="264f8ec3" officeooo:paragraph-rsid="266e7c45"/>
    </style:style>
    <style:style style:name="P7" style:family="paragraph" style:parent-style-name="Text_20_body">
      <style:text-properties officeooo:rsid="26469910" officeooo:paragraph-rsid="26708981"/>
    </style:style>
    <style:style style:name="P8" style:family="paragraph" style:parent-style-name="Text_20_body">
      <style:text-properties officeooo:rsid="2652a28a" officeooo:paragraph-rsid="26708981"/>
    </style:style>
    <style:style style:name="P9" style:family="paragraph" style:parent-style-name="Text_20_body">
      <style:text-properties officeooo:rsid="26778fa5" officeooo:paragraph-rsid="26708981"/>
    </style:style>
    <style:style style:name="P10" style:family="paragraph" style:parent-style-name="Text_20_body">
      <style:text-properties officeooo:rsid="265655b5" officeooo:paragraph-rsid="2673c471"/>
    </style:style>
    <style:style style:name="P11" style:family="paragraph" style:parent-style-name="Text_20_body">
      <style:text-properties officeooo:rsid="269050f7" officeooo:paragraph-rsid="2673c471"/>
    </style:style>
    <style:style style:name="P12" style:family="paragraph" style:parent-style-name="Text_20_body">
      <style:text-properties officeooo:rsid="2655990f" officeooo:paragraph-rsid="2673c471"/>
    </style:style>
    <style:style style:name="P13" style:family="paragraph" style:parent-style-name="Text_20_body">
      <style:text-properties fo:language="en" fo:country="US" officeooo:rsid="26217364" officeooo:paragraph-rsid="2674af75"/>
    </style:style>
    <style:style style:name="P14" style:family="paragraph" style:parent-style-name="Text_20_body">
      <style:text-properties fo:language="en" fo:country="US" officeooo:rsid="263f6e6e" officeooo:paragraph-rsid="2677a31f"/>
    </style:style>
    <style:style style:name="P15" style:family="paragraph" style:parent-style-name="Text_20_body">
      <style:text-properties fo:language="en" fo:country="US" officeooo:rsid="267361c1" officeooo:paragraph-rsid="2673c471"/>
    </style:style>
    <style:style style:name="P16" style:family="paragraph" style:parent-style-name="Text_20_body">
      <style:text-properties fo:language="en" fo:country="US" officeooo:rsid="2664b5d2" officeooo:paragraph-rsid="2680ec58"/>
    </style:style>
    <style:style style:name="P17" style:family="paragraph" style:parent-style-name="Text_20_body">
      <style:text-properties fo:language="en" fo:country="US" officeooo:rsid="2606d677" officeooo:paragraph-rsid="2684ec81"/>
    </style:style>
    <style:style style:name="P18" style:family="paragraph" style:parent-style-name="Text_20_body">
      <style:text-properties fo:language="en" fo:country="US" officeooo:rsid="26150323" officeooo:paragraph-rsid="268b2790"/>
    </style:style>
    <style:style style:name="P19" style:family="paragraph" style:parent-style-name="Text_20_body">
      <style:text-properties fo:language="en" fo:country="US" officeooo:rsid="29f94aac" officeooo:paragraph-rsid="26911c6d"/>
    </style:style>
    <style:style style:name="P20" style:family="paragraph" style:parent-style-name="Text_20_body">
      <style:text-properties officeooo:rsid="2612f682" officeooo:paragraph-rsid="2674af75"/>
    </style:style>
    <style:style style:name="P21" style:family="paragraph" style:parent-style-name="Text_20_body">
      <style:text-properties officeooo:rsid="261c2577" officeooo:paragraph-rsid="2674af75"/>
    </style:style>
    <style:style style:name="P22" style:family="paragraph" style:parent-style-name="Text_20_body">
      <style:text-properties officeooo:rsid="260cf115" officeooo:paragraph-rsid="2675ddfd"/>
    </style:style>
    <style:style style:name="P23" style:family="paragraph" style:parent-style-name="Text_20_body">
      <style:text-properties officeooo:rsid="263ed273" officeooo:paragraph-rsid="2677a31f"/>
    </style:style>
    <style:style style:name="P24" style:family="paragraph" style:parent-style-name="Text_20_body">
      <style:text-properties officeooo:rsid="262fbde6" officeooo:paragraph-rsid="2679876c"/>
    </style:style>
    <style:style style:name="P25" style:family="paragraph" style:parent-style-name="Text_20_body">
      <style:text-properties officeooo:rsid="262fcd63" officeooo:paragraph-rsid="2679876c"/>
    </style:style>
    <style:style style:name="P26" style:family="paragraph" style:parent-style-name="Text_20_body">
      <style:text-properties officeooo:rsid="25e839c4" officeooo:paragraph-rsid="2679876c"/>
    </style:style>
    <style:style style:name="P27" style:family="paragraph" style:parent-style-name="Text_20_body">
      <style:text-properties officeooo:rsid="25ed5f28" officeooo:paragraph-rsid="2679876c"/>
    </style:style>
    <style:style style:name="P28" style:family="paragraph" style:parent-style-name="Text_20_body">
      <style:text-properties officeooo:rsid="25f386e9" officeooo:paragraph-rsid="2679876c"/>
    </style:style>
    <style:style style:name="P29" style:family="paragraph" style:parent-style-name="Text_20_body">
      <style:text-properties officeooo:rsid="25ef4ca3" officeooo:paragraph-rsid="2679876c"/>
    </style:style>
    <style:style style:name="P30" style:family="paragraph" style:parent-style-name="Text_20_body">
      <style:text-properties officeooo:rsid="25f0fa22" officeooo:paragraph-rsid="2679876c"/>
    </style:style>
    <style:style style:name="P31" style:family="paragraph" style:parent-style-name="Text_20_body">
      <style:text-properties officeooo:rsid="26279b66" officeooo:paragraph-rsid="2679876c"/>
    </style:style>
    <style:style style:name="P32" style:family="paragraph" style:parent-style-name="Text_20_body">
      <style:text-properties officeooo:rsid="262bf9b6" officeooo:paragraph-rsid="2679876c"/>
    </style:style>
    <style:style style:name="P33" style:family="paragraph" style:parent-style-name="Text_20_body">
      <style:text-properties officeooo:rsid="262e1703" officeooo:paragraph-rsid="2679876c"/>
    </style:style>
    <style:style style:name="P34" style:family="paragraph" style:parent-style-name="Text_20_body">
      <style:text-properties officeooo:rsid="265a6876" officeooo:paragraph-rsid="2679876c"/>
    </style:style>
    <style:style style:name="P35" style:family="paragraph" style:parent-style-name="Text_20_body">
      <style:text-properties officeooo:rsid="2621a032" officeooo:paragraph-rsid="267361c1"/>
    </style:style>
    <style:style style:name="P36" style:family="paragraph" style:parent-style-name="Text_20_body">
      <style:text-properties officeooo:rsid="25fe59a7" officeooo:paragraph-rsid="267f3707"/>
    </style:style>
    <style:style style:name="P37" style:family="paragraph" style:parent-style-name="Text_20_body">
      <style:text-properties style:text-line-through-style="solid" style:text-line-through-type="single" officeooo:rsid="269050f7" officeooo:paragraph-rsid="2673c471"/>
    </style:style>
    <style:style style:name="P38" style:family="paragraph" style:parent-style-name="Text_20_body">
      <style:text-properties style:text-line-through-style="solid" style:text-line-through-type="single" officeooo:rsid="262ab00f" officeooo:paragraph-rsid="2684ec81"/>
    </style:style>
    <style:style style:name="P39" style:family="paragraph" style:parent-style-name="Text_20_body">
      <style:text-properties style:text-line-through-style="solid" style:text-line-through-type="single" officeooo:rsid="25e0d5bd" officeooo:paragraph-rsid="2684ec81"/>
    </style:style>
    <style:style style:name="P40" style:family="paragraph" style:parent-style-name="Text_20_body">
      <style:text-properties style:text-line-through-style="solid" style:text-line-through-type="single" officeooo:rsid="25e48602" officeooo:paragraph-rsid="2684ec81"/>
    </style:style>
    <style:style style:name="P41" style:family="paragraph" style:parent-style-name="Text_20_body">
      <style:text-properties officeooo:rsid="2657f009" officeooo:paragraph-rsid="2680ec58"/>
    </style:style>
    <style:style style:name="P42" style:family="paragraph" style:parent-style-name="Text_20_body">
      <style:text-properties officeooo:rsid="26601ee3" officeooo:paragraph-rsid="2680ec58"/>
    </style:style>
    <style:style style:name="P43" style:family="paragraph" style:parent-style-name="Text_20_body">
      <style:text-properties officeooo:rsid="25e0cf9e" officeooo:paragraph-rsid="2684ec81"/>
    </style:style>
    <style:style style:name="P44" style:family="paragraph" style:parent-style-name="Text_20_body">
      <style:text-properties officeooo:rsid="25ff8605" officeooo:paragraph-rsid="2684ec81"/>
    </style:style>
    <style:style style:name="P45" style:family="paragraph" style:parent-style-name="Text_20_body">
      <style:text-properties officeooo:rsid="260157e2" officeooo:paragraph-rsid="2684ec81"/>
    </style:style>
    <style:style style:name="P46" style:family="paragraph" style:parent-style-name="Text_20_body">
      <style:text-properties officeooo:rsid="26033fbd" officeooo:paragraph-rsid="2684ec81"/>
    </style:style>
    <style:style style:name="P47" style:family="paragraph" style:parent-style-name="Text_20_body">
      <style:text-properties officeooo:rsid="260585fe" officeooo:paragraph-rsid="2684ec81"/>
    </style:style>
    <style:style style:name="P48" style:family="paragraph" style:parent-style-name="Text_20_body">
      <style:text-properties officeooo:rsid="2788a520" officeooo:paragraph-rsid="268b2790"/>
    </style:style>
    <style:style style:name="P49" style:family="paragraph" style:parent-style-name="Text_20_body">
      <style:text-properties officeooo:rsid="2799f72e" officeooo:paragraph-rsid="268a15ed"/>
    </style:style>
    <style:style style:name="P50" style:family="paragraph" style:parent-style-name="Text_20_body">
      <style:text-properties officeooo:rsid="26117f9b" officeooo:paragraph-rsid="268b2790"/>
    </style:style>
    <style:style style:name="P51" style:family="paragraph" style:parent-style-name="Text_20_body">
      <style:text-properties officeooo:rsid="279a1b06" officeooo:paragraph-rsid="268a15ed"/>
    </style:style>
    <style:style style:name="P52" style:family="paragraph" style:parent-style-name="Text_20_body">
      <style:text-properties officeooo:rsid="26736913" officeooo:paragraph-rsid="268c8e4a"/>
    </style:style>
    <style:style style:name="P53" style:family="paragraph" style:parent-style-name="Text_20_body">
      <style:text-properties officeooo:rsid="2630337a" officeooo:paragraph-rsid="268c8e4a"/>
    </style:style>
    <style:style style:name="P54" style:family="paragraph" style:parent-style-name="Text_20_body">
      <style:text-properties officeooo:rsid="263211f9" officeooo:paragraph-rsid="268c8e4a"/>
    </style:style>
    <style:style style:name="P55" style:family="paragraph" style:parent-style-name="Text_20_body">
      <style:text-properties officeooo:rsid="2636761b" officeooo:paragraph-rsid="268c8e4a"/>
    </style:style>
    <style:style style:name="P56" style:family="paragraph" style:parent-style-name="Text_20_body">
      <style:text-properties officeooo:rsid="263917c4" officeooo:paragraph-rsid="268c8e4a"/>
    </style:style>
    <style:style style:name="P57" style:family="paragraph" style:parent-style-name="Text_20_body">
      <style:text-properties officeooo:rsid="263ac6b4" officeooo:paragraph-rsid="268c8e4a"/>
    </style:style>
    <style:style style:name="P58" style:family="paragraph" style:parent-style-name="Text_20_body">
      <style:text-properties officeooo:rsid="263e6dde" officeooo:paragraph-rsid="268c8e4a"/>
    </style:style>
    <style:style style:name="P59" style:family="paragraph" style:parent-style-name="Text_20_body">
      <style:text-properties officeooo:rsid="263e6dde" officeooo:paragraph-rsid="26c3d539"/>
    </style:style>
    <style:style style:name="P60" style:family="paragraph" style:parent-style-name="Text_20_body">
      <style:text-properties officeooo:rsid="2638215c" officeooo:paragraph-rsid="268c8e4a"/>
    </style:style>
    <style:style style:name="P61" style:family="paragraph" style:parent-style-name="Text_20_body">
      <style:text-properties officeooo:rsid="2638ce14" officeooo:paragraph-rsid="268c8e4a"/>
    </style:style>
    <style:style style:name="P62" style:family="paragraph" style:parent-style-name="Text_20_body">
      <style:text-properties officeooo:rsid="25e60bac" officeooo:paragraph-rsid="268c8e4a"/>
    </style:style>
    <style:style style:name="P63" style:family="paragraph" style:parent-style-name="Text_20_body">
      <style:text-properties officeooo:rsid="25e75731" officeooo:paragraph-rsid="268c8e4a"/>
    </style:style>
    <style:style style:name="P64" style:family="paragraph" style:parent-style-name="Text_20_body">
      <style:text-properties officeooo:rsid="25f7b767" officeooo:paragraph-rsid="268c8e4a"/>
    </style:style>
    <style:style style:name="P65" style:family="paragraph" style:parent-style-name="Text_20_body">
      <style:text-properties officeooo:rsid="25f8f740" officeooo:paragraph-rsid="268c8e4a"/>
    </style:style>
    <style:style style:name="P66" style:family="paragraph" style:parent-style-name="Text_20_body">
      <style:text-properties officeooo:rsid="25fb237b" officeooo:paragraph-rsid="268c8e4a"/>
    </style:style>
    <style:style style:name="P67" style:family="paragraph" style:parent-style-name="Text_20_body">
      <style:text-properties officeooo:rsid="25fdccce" officeooo:paragraph-rsid="268c8e4a"/>
    </style:style>
    <style:style style:name="P68" style:family="paragraph" style:parent-style-name="Text_20_body">
      <style:text-properties officeooo:rsid="27e9a508" officeooo:paragraph-rsid="268018b0"/>
    </style:style>
    <style:style style:name="P69" style:family="paragraph" style:parent-style-name="Text_20_body">
      <style:text-properties officeooo:rsid="27bdd0d0" officeooo:paragraph-rsid="268cc606"/>
    </style:style>
    <style:style style:name="P70" style:family="paragraph" style:parent-style-name="Text_20_body">
      <style:text-properties officeooo:rsid="2794b590" officeooo:paragraph-rsid="268cc606"/>
    </style:style>
    <style:style style:name="P71" style:family="paragraph" style:parent-style-name="Text_20_body">
      <style:text-properties officeooo:rsid="282237a6" officeooo:paragraph-rsid="268f0091"/>
    </style:style>
    <style:style style:name="P72" style:family="paragraph" style:parent-style-name="Text_20_body">
      <style:text-properties officeooo:rsid="288aa3ba" officeooo:paragraph-rsid="26bc97de"/>
    </style:style>
    <style:style style:name="P73" style:family="paragraph" style:parent-style-name="Text_20_body">
      <style:text-properties officeooo:rsid="288da684" officeooo:paragraph-rsid="26bc97de"/>
    </style:style>
    <style:style style:name="P74" style:family="paragraph" style:parent-style-name="Text_20_body">
      <style:text-properties officeooo:rsid="288da684" officeooo:paragraph-rsid="26c9e8d6"/>
    </style:style>
    <style:style style:name="P75" style:family="paragraph" style:parent-style-name="Text_20_body">
      <style:text-properties officeooo:rsid="288e72d6" officeooo:paragraph-rsid="26bc97de"/>
    </style:style>
    <style:style style:name="P76" style:family="paragraph" style:parent-style-name="Text_20_body">
      <style:text-properties officeooo:rsid="27d689ff" officeooo:paragraph-rsid="26bc97de"/>
    </style:style>
    <style:style style:name="P77" style:family="paragraph" style:parent-style-name="Text_20_body">
      <style:text-properties officeooo:rsid="2a245e68" officeooo:paragraph-rsid="26911c6d"/>
    </style:style>
    <style:style style:name="P78" style:family="paragraph" style:parent-style-name="Text_20_body">
      <style:text-properties officeooo:rsid="2a07f5e7" officeooo:paragraph-rsid="2692e8e1"/>
    </style:style>
    <style:style style:name="P79" style:family="paragraph" style:parent-style-name="Text_20_body">
      <style:text-properties officeooo:rsid="2a044564" officeooo:paragraph-rsid="269428c2"/>
    </style:style>
    <style:style style:name="P80" style:family="paragraph" style:parent-style-name="Text_20_body">
      <style:text-properties officeooo:rsid="2a034535" officeooo:paragraph-rsid="269428c2"/>
    </style:style>
    <style:style style:name="P81" style:family="paragraph" style:parent-style-name="Text_20_body">
      <style:text-properties officeooo:rsid="285a919c" officeooo:paragraph-rsid="26bc97de"/>
    </style:style>
    <style:style style:name="P82" style:family="paragraph" style:parent-style-name="Text_20_body">
      <style:text-properties officeooo:rsid="27342c7a" officeooo:paragraph-rsid="26bc97de"/>
    </style:style>
    <style:style style:name="P83" style:family="paragraph" style:parent-style-name="Text_20_body">
      <style:text-properties officeooo:rsid="2791e3ad" officeooo:paragraph-rsid="26bc97de"/>
    </style:style>
    <style:style style:name="P84" style:family="paragraph" style:parent-style-name="Text_20_body">
      <style:text-properties officeooo:rsid="28643731" officeooo:paragraph-rsid="26bc97de"/>
    </style:style>
    <style:style style:name="P85" style:family="paragraph" style:parent-style-name="Text_20_body">
      <style:text-properties officeooo:rsid="2952f685" officeooo:paragraph-rsid="26bc97de"/>
    </style:style>
    <style:style style:name="P86" style:family="paragraph" style:parent-style-name="Text_20_body">
      <style:text-properties officeooo:rsid="29a09a34" officeooo:paragraph-rsid="26bc97de"/>
    </style:style>
    <style:style style:name="P87" style:family="paragraph" style:parent-style-name="Text_20_body">
      <style:text-properties officeooo:rsid="27cfe140" officeooo:paragraph-rsid="26bc97de"/>
    </style:style>
    <style:style style:name="P88" style:family="paragraph" style:parent-style-name="Text_20_body">
      <style:text-properties officeooo:rsid="27dca26a" officeooo:paragraph-rsid="26bc97de"/>
    </style:style>
    <style:style style:name="P89" style:family="paragraph" style:parent-style-name="Text_20_body">
      <style:text-properties officeooo:rsid="2877c692" officeooo:paragraph-rsid="26bc97de"/>
    </style:style>
    <style:style style:name="P90" style:family="paragraph" style:parent-style-name="Text_20_body">
      <style:text-properties officeooo:rsid="27de28c2" officeooo:paragraph-rsid="26bc97de"/>
    </style:style>
    <style:style style:name="P91" style:family="paragraph" style:parent-style-name="Text_20_body">
      <style:text-properties officeooo:rsid="288d159a" officeooo:paragraph-rsid="26bc97de"/>
    </style:style>
    <style:style style:name="P92" style:family="paragraph" style:parent-style-name="Text_20_body">
      <style:text-properties officeooo:rsid="28d9391a" officeooo:paragraph-rsid="26bc97de"/>
    </style:style>
    <style:style style:name="P93" style:family="paragraph" style:parent-style-name="Text_20_body">
      <style:text-properties officeooo:rsid="28912d11" officeooo:paragraph-rsid="26bc97de"/>
    </style:style>
    <style:style style:name="P94" style:family="paragraph" style:parent-style-name="Text_20_body">
      <style:text-properties officeooo:rsid="2928ec79" officeooo:paragraph-rsid="26bc97de"/>
    </style:style>
    <style:style style:name="P95" style:family="paragraph" style:parent-style-name="Text_20_body">
      <style:text-properties officeooo:rsid="299cb7fc" officeooo:paragraph-rsid="26bc97de"/>
    </style:style>
    <style:style style:name="P96" style:family="paragraph" style:parent-style-name="Text_20_body">
      <style:text-properties officeooo:rsid="273c4cea" officeooo:paragraph-rsid="26bc97de"/>
    </style:style>
    <style:style style:name="P97" style:family="paragraph" style:parent-style-name="Text_20_body">
      <style:text-properties officeooo:rsid="27efbbfc" officeooo:paragraph-rsid="26bc97de"/>
    </style:style>
    <style:style style:name="P98" style:family="paragraph" style:parent-style-name="Text_20_body">
      <style:text-properties officeooo:rsid="29df35d9" officeooo:paragraph-rsid="26bc97de"/>
    </style:style>
    <style:style style:name="P99" style:family="paragraph" style:parent-style-name="Text_20_body">
      <style:text-properties officeooo:rsid="28293c48" officeooo:paragraph-rsid="26bc97de"/>
    </style:style>
    <style:style style:name="P100" style:family="paragraph" style:parent-style-name="Text_20_body">
      <style:text-properties officeooo:rsid="276654f6" officeooo:paragraph-rsid="26bc97de"/>
    </style:style>
    <style:style style:name="P101" style:family="paragraph" style:parent-style-name="Text_20_body">
      <style:text-properties officeooo:rsid="29cfdd0f" officeooo:paragraph-rsid="26bc97de"/>
    </style:style>
    <style:style style:name="P102" style:family="paragraph" style:parent-style-name="Text_20_body">
      <style:text-properties officeooo:rsid="295021ef" officeooo:paragraph-rsid="26bc97de"/>
    </style:style>
    <style:style style:name="P103" style:family="paragraph" style:parent-style-name="Text_20_body">
      <style:text-properties officeooo:rsid="27723657" officeooo:paragraph-rsid="26bc97de"/>
    </style:style>
    <style:style style:name="P104" style:family="paragraph" style:parent-style-name="Text_20_body">
      <style:text-properties officeooo:rsid="2698ed44" officeooo:paragraph-rsid="26bc97de"/>
    </style:style>
    <style:style style:name="P105" style:family="paragraph" style:parent-style-name="Text_20_body">
      <style:text-properties officeooo:rsid="269c1356" officeooo:paragraph-rsid="26bc97de"/>
    </style:style>
    <style:style style:name="P106" style:family="paragraph" style:parent-style-name="Text_20_body">
      <style:text-properties officeooo:rsid="26a828b0" officeooo:paragraph-rsid="26bc97de"/>
    </style:style>
    <style:style style:name="P107" style:family="paragraph" style:parent-style-name="Text_20_body">
      <style:text-properties officeooo:rsid="26ab17fa" officeooo:paragraph-rsid="26bc97de"/>
    </style:style>
    <style:style style:name="P108" style:family="paragraph" style:parent-style-name="Text_20_body">
      <style:text-properties officeooo:rsid="2a32041e" officeooo:paragraph-rsid="26bb613a"/>
    </style:style>
    <style:style style:name="P109" style:family="paragraph" style:parent-style-name="Text_20_body">
      <style:text-properties officeooo:rsid="2a32041e" officeooo:paragraph-rsid="26c00719"/>
    </style:style>
    <style:style style:name="P110" style:family="paragraph" style:parent-style-name="Text_20_body">
      <style:text-properties officeooo:rsid="29138a91" officeooo:paragraph-rsid="26bc97de"/>
    </style:style>
    <style:style style:name="P111" style:family="paragraph" style:parent-style-name="Text_20_body">
      <style:text-properties officeooo:rsid="29c8fc9f" officeooo:paragraph-rsid="26bc97de"/>
    </style:style>
    <style:style style:name="P112" style:family="paragraph" style:parent-style-name="Text_20_body">
      <style:text-properties officeooo:rsid="2a63087f" officeooo:paragraph-rsid="26bc97de"/>
    </style:style>
    <style:style style:name="P113" style:family="paragraph" style:parent-style-name="Text_20_body">
      <style:text-properties officeooo:rsid="27e86056" officeooo:paragraph-rsid="26be74fd"/>
    </style:style>
    <style:style style:name="P114" style:family="paragraph" style:parent-style-name="Text_20_body">
      <style:text-properties officeooo:rsid="2a371268" officeooo:paragraph-rsid="26c00719"/>
    </style:style>
    <style:style style:name="P115" style:family="paragraph" style:parent-style-name="Text_20_body">
      <style:text-properties officeooo:rsid="2a371268" officeooo:paragraph-rsid="26cc5ccf"/>
    </style:style>
    <style:style style:name="P116" style:family="paragraph" style:parent-style-name="Text_20_body">
      <style:text-properties officeooo:rsid="287944d5" officeooo:paragraph-rsid="26c00719"/>
    </style:style>
    <style:style style:name="P117" style:family="paragraph" style:parent-style-name="Text_20_body">
      <style:text-properties officeooo:rsid="2a33933e" officeooo:paragraph-rsid="26c00719"/>
    </style:style>
    <style:style style:name="P118" style:family="paragraph" style:parent-style-name="Text_20_body">
      <style:text-properties officeooo:rsid="2882f06d" officeooo:paragraph-rsid="26c00719"/>
    </style:style>
    <style:style style:name="P119" style:family="paragraph" style:parent-style-name="Text_20_body">
      <style:text-properties officeooo:rsid="29e6ecc9" officeooo:paragraph-rsid="26c00719"/>
    </style:style>
    <style:style style:name="P120" style:family="paragraph" style:parent-style-name="Text_20_body">
      <style:text-properties officeooo:rsid="29fc1054" officeooo:paragraph-rsid="26c1bdbe"/>
    </style:style>
    <style:style style:name="P121" style:family="paragraph" style:parent-style-name="Text_20_body">
      <style:text-properties officeooo:rsid="28fa9cc2" officeooo:paragraph-rsid="26c802f4"/>
    </style:style>
    <style:style style:name="P122" style:family="paragraph" style:parent-style-name="Text_20_body">
      <style:text-properties officeooo:rsid="2a92dbbb" officeooo:paragraph-rsid="26c26920"/>
    </style:style>
    <style:style style:name="P123" style:family="paragraph" style:parent-style-name="Text_20_body">
      <style:text-properties officeooo:rsid="2a2c1c1f" officeooo:paragraph-rsid="26c46e0f"/>
    </style:style>
    <style:style style:name="P124" style:family="paragraph" style:parent-style-name="Text_20_body">
      <style:text-properties officeooo:rsid="2a00f653" officeooo:paragraph-rsid="26c53b2c"/>
    </style:style>
    <style:style style:name="P125" style:family="paragraph" style:parent-style-name="Text_20_body">
      <style:text-properties officeooo:rsid="2951e672" officeooo:paragraph-rsid="26c67bde"/>
    </style:style>
    <style:style style:name="P126" style:family="paragraph" style:parent-style-name="Text_20_body">
      <style:text-properties officeooo:rsid="29515b8c" officeooo:paragraph-rsid="26c7772d"/>
    </style:style>
    <style:style style:name="P127" style:family="paragraph" style:parent-style-name="Text_20_body">
      <style:text-properties officeooo:rsid="29bf9d3e" officeooo:paragraph-rsid="26c7772d"/>
    </style:style>
    <style:style style:name="P128" style:family="paragraph" style:parent-style-name="Text_20_body">
      <style:text-properties officeooo:rsid="2949c499" officeooo:paragraph-rsid="26c9d00b"/>
    </style:style>
    <style:style style:name="P129" style:family="paragraph" style:parent-style-name="Text_20_body">
      <style:text-properties officeooo:rsid="28fda46e" officeooo:paragraph-rsid="26c9e8d6"/>
    </style:style>
    <style:style style:name="P130" style:family="paragraph" style:parent-style-name="Text_20_body">
      <style:text-properties officeooo:rsid="2903ed8a" officeooo:paragraph-rsid="26c9e8d6"/>
    </style:style>
    <style:style style:name="P131" style:family="paragraph" style:parent-style-name="Text_20_body">
      <style:text-properties officeooo:rsid="27e94c94" officeooo:paragraph-rsid="26cb243f"/>
    </style:style>
    <style:style style:name="P132" style:family="paragraph" style:parent-style-name="Text_20_body">
      <style:text-properties officeooo:rsid="2837f274" officeooo:paragraph-rsid="26cc2fd0"/>
    </style:style>
    <style:style style:name="P133" style:family="paragraph" style:parent-style-name="Text_20_body" style:list-style-name="L1">
      <style:text-properties officeooo:rsid="2a33933e" officeooo:paragraph-rsid="26c00719"/>
    </style:style>
    <style:style style:name="P134" style:family="paragraph" style:parent-style-name="Text_20_body" style:list-style-name="L1">
      <style:text-properties officeooo:rsid="2a621fd3" officeooo:paragraph-rsid="26c00719"/>
    </style:style>
    <style:style style:name="P135" style:family="paragraph" style:parent-style-name="Text_20_body" style:list-style-name="L1">
      <style:text-properties officeooo:rsid="2a37a9e6" officeooo:paragraph-rsid="26c00719"/>
    </style:style>
    <style:style style:name="P136" style:family="paragraph" style:parent-style-name="Text_20_body" style:list-style-name="L2">
      <style:text-properties officeooo:rsid="2a817d0a" officeooo:paragraph-rsid="26c1bdbe"/>
    </style:style>
    <style:style style:name="P137" style:family="paragraph" style:parent-style-name="Text_20_body" style:list-style-name="L3">
      <style:text-properties officeooo:paragraph-rsid="26cb243f"/>
    </style:style>
    <style:style style:name="P138" style:family="paragraph" style:parent-style-name="Text_20_body" style:list-style-name="L3">
      <style:text-properties officeooo:rsid="2a947c86" officeooo:paragraph-rsid="26cb243f"/>
    </style:style>
    <style:style style:name="P139" style:family="paragraph" style:parent-style-name="Text_20_body" style:list-style-name="L4">
      <style:text-properties officeooo:rsid="29130de9" officeooo:paragraph-rsid="26c9e8d6"/>
    </style:style>
    <style:style style:name="P140" style:family="paragraph" style:parent-style-name="Text_20_body" style:list-style-name="L5">
      <style:text-properties officeooo:rsid="294dbbf9" officeooo:paragraph-rsid="26c9d00b"/>
    </style:style>
    <style:style style:name="P141" style:family="paragraph" style:parent-style-name="Text_20_body" style:list-style-name="L6">
      <style:text-properties officeooo:rsid="294bc6b9" officeooo:paragraph-rsid="26c9d00b"/>
    </style:style>
    <style:style style:name="P142" style:family="paragraph" style:parent-style-name="Text_20_body" style:list-style-name="L6">
      <style:text-properties officeooo:rsid="29e6a04c" officeooo:paragraph-rsid="26c9d00b"/>
    </style:style>
    <style:style style:name="P143" style:family="paragraph" style:parent-style-name="Text_20_body" style:list-style-name="L7">
      <style:text-properties officeooo:rsid="29515b8c" officeooo:paragraph-rsid="26c802f4"/>
    </style:style>
    <style:style style:name="P144" style:family="paragraph" style:parent-style-name="Text_20_body" style:list-style-name="L8">
      <style:text-properties officeooo:rsid="29515b8c" officeooo:paragraph-rsid="26c7772d"/>
    </style:style>
    <style:style style:name="P145" style:family="paragraph" style:parent-style-name="Text_20_body" style:list-style-name="L7">
      <style:text-properties officeooo:rsid="295ccb54" officeooo:paragraph-rsid="26c802f4"/>
    </style:style>
    <style:style style:name="P146" style:family="paragraph" style:parent-style-name="Text_20_body" style:list-style-name="L7">
      <style:text-properties officeooo:rsid="2a9d6f33" officeooo:paragraph-rsid="26c802f4"/>
    </style:style>
    <style:style style:name="P147" style:family="paragraph" style:parent-style-name="Text_20_body" style:list-style-name="L9">
      <style:text-properties officeooo:rsid="2a9d6f33" officeooo:paragraph-rsid="26c7772d"/>
    </style:style>
    <style:style style:name="P148" style:family="paragraph" style:parent-style-name="Text_20_body" style:list-style-name="L10">
      <style:text-properties officeooo:rsid="29961c8d" officeooo:paragraph-rsid="26be74fd"/>
    </style:style>
    <style:style style:name="P149" style:family="paragraph" style:parent-style-name="Text_20_body" style:list-style-name="L11">
      <style:text-properties officeooo:rsid="2a034535" officeooo:paragraph-rsid="269428c2"/>
    </style:style>
    <style:style style:name="P150" style:family="paragraph" style:parent-style-name="Text_20_body" style:list-style-name="L11">
      <style:text-properties officeooo:rsid="2a0641ed" officeooo:paragraph-rsid="269428c2"/>
    </style:style>
    <style:style style:name="P151" style:family="paragraph" style:parent-style-name="Text_20_body" style:list-style-name="L12">
      <style:text-properties officeooo:paragraph-rsid="268f8b9b"/>
    </style:style>
    <style:style style:name="P152" style:family="paragraph" style:parent-style-name="Text_20_body" style:list-style-name="L12">
      <style:text-properties officeooo:rsid="2a07f5e7" officeooo:paragraph-rsid="2692e8e1"/>
    </style:style>
    <style:style style:name="P153" style:family="paragraph" style:parent-style-name="Text_20_body" style:list-style-name="L12">
      <style:text-properties officeooo:rsid="2a06ff1d" officeooo:paragraph-rsid="2692e8e1"/>
    </style:style>
    <style:style style:name="P154" style:family="paragraph" style:parent-style-name="Text_20_body" style:list-style-name="L12">
      <style:text-properties officeooo:rsid="2a245e68" officeooo:paragraph-rsid="26911c6d"/>
    </style:style>
    <style:style style:name="P155" style:family="paragraph" style:parent-style-name="Text_20_body" style:list-style-name="L12">
      <style:text-properties fo:language="en" fo:country="US" officeooo:rsid="29f94aac" officeooo:paragraph-rsid="26911c6d"/>
    </style:style>
    <style:style style:name="P156" style:family="paragraph" style:parent-style-name="Text_20_body" style:list-style-name="L12">
      <style:text-properties fo:language="en" fo:country="US" officeooo:rsid="29f94aac" officeooo:paragraph-rsid="268f8b9b"/>
    </style:style>
    <style:style style:name="P157" style:family="paragraph" style:parent-style-name="Text_20_body" style:list-style-name="L12">
      <style:text-properties officeooo:rsid="2a22d890" officeooo:paragraph-rsid="269204d8"/>
    </style:style>
    <style:style style:name="P158" style:family="paragraph" style:parent-style-name="Text_20_body" style:list-style-name="L12">
      <style:text-properties officeooo:rsid="27edd538" officeooo:paragraph-rsid="268f8b9b"/>
    </style:style>
    <style:style style:name="P159" style:family="paragraph" style:parent-style-name="Text_20_body" style:list-style-name="L12">
      <style:text-properties officeooo:rsid="29f5ca40" officeooo:paragraph-rsid="268f8b9b"/>
    </style:style>
    <style:style style:name="P160" style:family="paragraph" style:parent-style-name="Text_20_body" style:list-style-name="L12">
      <style:text-properties officeooo:rsid="29f80847" officeooo:paragraph-rsid="268f8b9b"/>
    </style:style>
    <style:style style:name="P161" style:family="paragraph" style:parent-style-name="Text_20_body" style:list-style-name="L12">
      <style:text-properties officeooo:rsid="29f38e02" officeooo:paragraph-rsid="268f8b9b"/>
    </style:style>
    <style:style style:name="P162" style:family="paragraph" style:parent-style-name="Text_20_body" style:list-style-name="L12">
      <style:text-properties officeooo:rsid="29f21caf" officeooo:paragraph-rsid="268f8b9b"/>
    </style:style>
    <style:style style:name="P163" style:family="paragraph" style:parent-style-name="Text_20_body" style:list-style-name="L12">
      <style:text-properties officeooo:rsid="29f3fef1" officeooo:paragraph-rsid="268f8b9b"/>
    </style:style>
    <style:style style:name="P164" style:family="paragraph" style:parent-style-name="Text_20_body" style:list-style-name="L12">
      <style:text-properties officeooo:rsid="282237a6" officeooo:paragraph-rsid="268f0091"/>
    </style:style>
    <style:style style:name="P165" style:family="paragraph" style:parent-style-name="Text_20_body" style:list-style-name="L12">
      <style:text-properties officeooo:rsid="28233649" officeooo:paragraph-rsid="268f0091"/>
    </style:style>
    <style:style style:name="P166" style:family="paragraph" style:parent-style-name="Text_20_body" style:list-style-name="L12">
      <style:text-properties officeooo:rsid="28270ed5" officeooo:paragraph-rsid="268f0091"/>
    </style:style>
    <style:style style:name="P167" style:family="paragraph" style:parent-style-name="Text_20_body" style:list-style-name="L12">
      <style:text-properties officeooo:rsid="2827e001" officeooo:paragraph-rsid="268f0091"/>
    </style:style>
    <style:style style:name="P168" style:family="paragraph" style:parent-style-name="Text_20_body" style:list-style-name="L12">
      <style:text-properties officeooo:rsid="28a0da05" officeooo:paragraph-rsid="268da906"/>
    </style:style>
    <style:style style:name="P169" style:family="paragraph" style:parent-style-name="Text_20_body" style:list-style-name="L12">
      <style:text-properties officeooo:rsid="29d78a35" officeooo:paragraph-rsid="268cffa5"/>
    </style:style>
    <style:style style:name="P170" style:family="paragraph" style:parent-style-name="Text_20_body" style:list-style-name="L12">
      <style:text-properties officeooo:rsid="288fecff" officeooo:paragraph-rsid="268aaeb5"/>
    </style:style>
    <style:style style:name="P171" style:family="paragraph" style:parent-style-name="Text_20_body" style:list-style-name="L12">
      <style:text-properties officeooo:rsid="288fecff" officeooo:paragraph-rsid="2687c8af"/>
    </style:style>
    <style:style style:name="P172" style:family="paragraph" style:parent-style-name="Text_20_body" style:list-style-name="L12">
      <style:text-properties officeooo:rsid="28fa9cc2" officeooo:paragraph-rsid="268a7043"/>
    </style:style>
    <style:style style:name="P173" style:family="paragraph" style:parent-style-name="Text_20_body" style:list-style-name="L12">
      <style:text-properties officeooo:rsid="291a5662" officeooo:paragraph-rsid="268a7043"/>
    </style:style>
    <style:style style:name="P174" style:family="paragraph" style:parent-style-name="Text_20_body" style:list-style-name="L12">
      <style:text-properties officeooo:rsid="2885f554" officeooo:paragraph-rsid="268592fb"/>
    </style:style>
    <style:style style:name="P175" style:family="paragraph" style:parent-style-name="Text_20_body" style:list-style-name="L12">
      <style:text-properties officeooo:rsid="2887b571" officeooo:paragraph-rsid="268592fb"/>
    </style:style>
    <style:style style:name="P176" style:family="paragraph" style:parent-style-name="Text_20_body" style:list-style-name="L12">
      <style:text-properties officeooo:rsid="288aa3ba" officeooo:paragraph-rsid="268592fb"/>
    </style:style>
    <style:style style:name="P177" style:family="paragraph" style:parent-style-name="Text_20_body" style:list-style-name="L12">
      <style:text-properties officeooo:rsid="288da684" officeooo:paragraph-rsid="268592fb"/>
    </style:style>
    <style:style style:name="P178" style:family="paragraph" style:parent-style-name="Text_20_body" style:list-style-name="L12">
      <style:text-properties officeooo:rsid="288e72d6" officeooo:paragraph-rsid="268592fb"/>
    </style:style>
    <style:style style:name="P179" style:family="paragraph" style:parent-style-name="Text_20_body" style:list-style-name="L12">
      <style:text-properties officeooo:rsid="288e72d6" officeooo:paragraph-rsid="2685cdd5"/>
    </style:style>
    <style:style style:name="P180" style:family="paragraph" style:parent-style-name="Text_20_body" style:list-style-name="L12">
      <style:text-properties officeooo:rsid="28ac3ffd" officeooo:paragraph-rsid="268622cd"/>
    </style:style>
    <style:style style:name="P181" style:family="paragraph" style:parent-style-name="Text_20_body" style:list-style-name="L12">
      <style:text-properties officeooo:rsid="268622cd" officeooo:paragraph-rsid="268622cd"/>
    </style:style>
    <style:style style:name="P182" style:family="paragraph" style:parent-style-name="Text_20_body" style:list-style-name="L12">
      <style:text-properties officeooo:rsid="2687c8af" officeooo:paragraph-rsid="2687c8af"/>
    </style:style>
    <style:style style:name="P183" style:family="paragraph" style:parent-style-name="Text_20_body" style:list-style-name="L12">
      <style:text-properties officeooo:rsid="2884ce1c" officeooo:paragraph-rsid="268903c7"/>
    </style:style>
    <style:style style:name="P184" style:family="paragraph" style:parent-style-name="Text_20_body" style:list-style-name="L12">
      <style:text-properties officeooo:rsid="28821bbb" officeooo:paragraph-rsid="268903c7"/>
    </style:style>
    <style:style style:name="P185" style:family="paragraph" style:parent-style-name="Text_20_body" style:list-style-name="L12">
      <style:text-properties officeooo:rsid="287e89ec" officeooo:paragraph-rsid="268903c7"/>
    </style:style>
    <style:style style:name="P186" style:family="paragraph" style:parent-style-name="Text_20_body" style:list-style-name="L12">
      <style:text-properties officeooo:rsid="287e89ec" officeooo:paragraph-rsid="2681fcbc"/>
    </style:style>
    <style:style style:name="P187" style:family="paragraph" style:parent-style-name="Text_20_body" style:list-style-name="L12">
      <style:text-properties officeooo:rsid="2850f870" officeooo:paragraph-rsid="2684ccc5"/>
    </style:style>
    <style:style style:name="P188" style:family="paragraph" style:parent-style-name="Text_20_body" style:list-style-name="L12">
      <style:text-properties officeooo:rsid="285aff6e" officeooo:paragraph-rsid="26837ec9"/>
    </style:style>
    <style:style style:name="P189" style:family="paragraph" style:parent-style-name="Text_20_body" style:list-style-name="L12">
      <style:text-properties officeooo:rsid="285c5425" officeooo:paragraph-rsid="26837ec9"/>
    </style:style>
    <style:style style:name="P190" style:family="paragraph" style:parent-style-name="Text_20_body" style:list-style-name="L12">
      <style:text-properties officeooo:rsid="285e3d19" officeooo:paragraph-rsid="26837ec9"/>
    </style:style>
    <style:style style:name="P191" style:family="paragraph" style:parent-style-name="Text_20_body" style:list-style-name="L12">
      <style:text-properties officeooo:rsid="285ecb32" officeooo:paragraph-rsid="26837ec9"/>
    </style:style>
    <style:style style:name="P192" style:family="paragraph" style:parent-style-name="Text_20_body" style:list-style-name="L12">
      <style:text-properties officeooo:rsid="285f2b0b" officeooo:paragraph-rsid="26837ec9"/>
    </style:style>
    <style:style style:name="P193" style:family="paragraph" style:parent-style-name="Text_20_body" style:list-style-name="L12">
      <style:text-properties officeooo:rsid="28627813" officeooo:paragraph-rsid="26837ec9"/>
    </style:style>
    <style:style style:name="P194" style:family="paragraph" style:parent-style-name="Text_20_body" style:list-style-name="L12">
      <style:text-properties officeooo:rsid="28655b3f" officeooo:paragraph-rsid="26834b17"/>
    </style:style>
    <style:style style:name="P195" style:family="paragraph" style:parent-style-name="Text_20_body" style:list-style-name="L12">
      <style:text-properties officeooo:rsid="287d2c9d" officeooo:paragraph-rsid="26834b17"/>
    </style:style>
    <style:style style:name="P196" style:family="paragraph" style:parent-style-name="Text_20_body" style:list-style-name="L12">
      <style:text-properties officeooo:rsid="287d2c9d" officeooo:paragraph-rsid="2681fcbc"/>
    </style:style>
    <style:style style:name="P197" style:family="paragraph" style:parent-style-name="Text_20_body" style:list-style-name="L12">
      <style:text-properties officeooo:rsid="287f04a7" officeooo:paragraph-rsid="2681fcbc"/>
    </style:style>
    <style:style style:name="P198" style:family="paragraph" style:parent-style-name="Text_20_body" style:list-style-name="L12">
      <style:text-properties officeooo:rsid="277a51f2" officeooo:paragraph-rsid="267b3c0e"/>
    </style:style>
    <style:style style:name="P199" style:family="paragraph" style:parent-style-name="Text_20_body" style:list-style-name="L12">
      <style:text-properties officeooo:rsid="27cb2800" officeooo:paragraph-rsid="267b3c0e"/>
    </style:style>
    <style:style style:name="P200" style:family="paragraph" style:parent-style-name="Text_20_body" style:list-style-name="L12">
      <style:text-properties officeooo:rsid="27d6535e" officeooo:paragraph-rsid="267b3c0e"/>
    </style:style>
    <style:style style:name="P201" style:family="paragraph" style:parent-style-name="Text_20_body" style:list-style-name="L12">
      <style:text-properties style:text-line-through-style="solid" style:text-line-through-type="single" officeooo:rsid="277be68c" officeooo:paragraph-rsid="267b3c0e"/>
    </style:style>
    <style:style style:name="P202" style:family="paragraph" style:parent-style-name="Text_20_body" style:list-style-name="L12">
      <style:text-properties style:text-line-through-style="solid" style:text-line-through-type="single" officeooo:rsid="277fa237" officeooo:paragraph-rsid="267b3c0e"/>
    </style:style>
    <style:style style:name="P203" style:family="paragraph" style:parent-style-name="Text_20_body" style:list-style-name="L12">
      <style:text-properties officeooo:rsid="27d689ff" officeooo:paragraph-rsid="267ce642"/>
    </style:style>
    <style:style style:name="P204" style:family="paragraph" style:parent-style-name="Text_20_body" style:list-style-name="L12">
      <style:text-properties officeooo:rsid="277ce8d6" officeooo:paragraph-rsid="267ce642"/>
    </style:style>
    <style:style style:name="P205" style:family="paragraph" style:parent-style-name="Text_20_body" style:list-style-name="L12">
      <style:text-properties officeooo:rsid="277ed7f0" officeooo:paragraph-rsid="267ce642"/>
    </style:style>
    <style:style style:name="P206" style:family="paragraph" style:parent-style-name="Text_20_body" style:list-style-name="L12">
      <style:text-properties officeooo:rsid="2782cd4b" officeooo:paragraph-rsid="267ce642"/>
    </style:style>
    <style:style style:name="P207" style:family="paragraph" style:parent-style-name="Text_20_body" style:list-style-name="L12">
      <style:text-properties officeooo:rsid="267200fc" officeooo:paragraph-rsid="267d4aa1"/>
    </style:style>
    <style:style style:name="P208" style:family="paragraph" style:parent-style-name="Text_20_body" style:list-style-name="L12">
      <style:text-properties officeooo:rsid="26763df2" officeooo:paragraph-rsid="267dfb11"/>
    </style:style>
    <style:style style:name="P209" style:family="paragraph" style:parent-style-name="Text_20_body" style:list-style-name="L12">
      <style:text-properties officeooo:rsid="26764fc1" officeooo:paragraph-rsid="267dfb11"/>
    </style:style>
    <style:style style:name="P210" style:family="paragraph" style:parent-style-name="Text_20_body" style:list-style-name="L12">
      <style:text-properties officeooo:rsid="267725cd" officeooo:paragraph-rsid="267dfb11"/>
    </style:style>
    <style:style style:name="P211" style:family="paragraph" style:parent-style-name="Text_20_body" style:list-style-name="L13">
      <style:text-properties officeooo:rsid="278e1c84" officeooo:paragraph-rsid="268cc606"/>
    </style:style>
    <style:style style:name="P212" style:family="paragraph" style:parent-style-name="Text_20_body" style:list-style-name="L13">
      <style:text-properties officeooo:rsid="279305c6" officeooo:paragraph-rsid="268cc606"/>
    </style:style>
    <style:style style:name="P213" style:family="paragraph" style:parent-style-name="Text_20_body" style:list-style-name="L13">
      <style:text-properties officeooo:rsid="278f91a2" officeooo:paragraph-rsid="268cc606"/>
    </style:style>
    <style:style style:name="P214" style:family="paragraph" style:parent-style-name="Text_20_body" style:list-style-name="L13">
      <style:text-properties officeooo:rsid="278bed2b" officeooo:paragraph-rsid="268cc606"/>
    </style:style>
    <style:style style:name="P215" style:family="paragraph" style:parent-style-name="Text_20_body" style:list-style-name="L13">
      <style:text-properties officeooo:rsid="278f0426" officeooo:paragraph-rsid="268cc606"/>
    </style:style>
    <style:style style:name="P216" style:family="paragraph" style:parent-style-name="Text_20_body" style:list-style-name="L13">
      <style:text-properties officeooo:rsid="27bdd0d0" officeooo:paragraph-rsid="268cc606"/>
    </style:style>
    <style:style style:name="P217" style:family="paragraph" style:parent-style-name="Text_20_body" style:list-style-name="L14">
      <style:text-properties officeooo:rsid="2a68eff2" officeooo:paragraph-rsid="26bc97de"/>
    </style:style>
    <style:style style:name="P218" style:family="paragraph" style:parent-style-name="Text_20_body" style:list-style-name="L14">
      <style:text-properties officeooo:rsid="2a63087f" officeooo:paragraph-rsid="26bc97de"/>
    </style:style>
    <style:style style:name="P219" style:family="paragraph" style:parent-style-name="Text_20_body" style:list-style-name="L14">
      <style:text-properties officeooo:rsid="2a7322c6" officeooo:paragraph-rsid="26bc97de"/>
    </style:style>
    <style:style style:name="P220" style:family="paragraph" style:parent-style-name="Text_20_body" style:list-style-name="L10">
      <style:text-properties officeooo:rsid="263211f9" officeooo:paragraph-rsid="26bc97de"/>
    </style:style>
    <style:style style:name="P221" style:family="paragraph" style:parent-style-name="Text_20_body" style:list-style-name="L10">
      <style:text-properties officeooo:rsid="29c8fc9f" officeooo:paragraph-rsid="26bc97de"/>
    </style:style>
    <style:style style:name="P222" style:family="paragraph" style:parent-style-name="Text_20_body" style:list-style-name="L10">
      <style:text-properties officeooo:rsid="2a69123a" officeooo:paragraph-rsid="26bc97de"/>
    </style:style>
    <style:style style:name="P223" style:family="paragraph" style:parent-style-name="Text_20_body" style:list-style-name="L15">
      <style:text-properties officeooo:rsid="2799f72e" officeooo:paragraph-rsid="268a15ed"/>
    </style:style>
    <style:style style:name="P224" style:family="paragraph" style:parent-style-name="Text_20_body">
      <style:text-properties officeooo:rsid="26736913" officeooo:paragraph-rsid="268c8e4a"/>
    </style:style>
    <style:style style:name="P225" style:family="paragraph" style:parent-style-name="Text_20_body">
      <style:text-properties officeooo:rsid="1ff514e4" officeooo:paragraph-rsid="26cdbd22"/>
    </style:style>
    <style:style style:name="P226" style:family="paragraph" style:parent-style-name="Text_20_body">
      <style:text-properties officeooo:rsid="2b8dac98" officeooo:paragraph-rsid="26cdbd22"/>
    </style:style>
    <style:style style:name="P227" style:family="paragraph" style:parent-style-name="Text_20_body" style:master-page-name="First_20_Page">
      <style:paragraph-properties style:page-number="auto"/>
      <style:text-properties officeooo:rsid="27342c7a" officeooo:paragraph-rsid="26bc97de"/>
    </style:style>
    <style:style style:name="P228" style:family="paragraph" style:parent-style-name="Heading_20_3">
      <style:text-properties officeooo:paragraph-rsid="268b2790"/>
    </style:style>
    <style:style style:name="P229" style:family="paragraph" style:parent-style-name="Heading_20_3">
      <style:text-properties officeooo:paragraph-rsid="2675ddfd"/>
    </style:style>
    <style:style style:name="P230" style:family="paragraph" style:parent-style-name="Heading_20_3">
      <style:text-properties officeooo:rsid="261c4802" officeooo:paragraph-rsid="2674af75"/>
    </style:style>
    <style:style style:name="P231" style:family="paragraph" style:parent-style-name="Heading_20_3">
      <style:text-properties officeooo:paragraph-rsid="2674af75"/>
    </style:style>
    <style:style style:name="P232" style:family="paragraph" style:parent-style-name="Heading_20_3">
      <style:text-properties officeooo:paragraph-rsid="268c8e4a"/>
    </style:style>
    <style:style style:name="P233" style:family="paragraph" style:parent-style-name="Heading_20_2">
      <style:text-properties officeooo:rsid="1e738991" officeooo:paragraph-rsid="26cdbd22"/>
    </style:style>
    <style:style style:name="P234" style:family="paragraph" style:parent-style-name="Heading_20_1">
      <style:text-properties officeooo:rsid="26bc97de" officeooo:paragraph-rsid="26bc97de"/>
    </style:style>
    <style:style style:name="P235" style:family="paragraph" style:parent-style-name="Heading_20_1">
      <style:text-properties officeooo:rsid="25fe59a7" officeooo:paragraph-rsid="267361c1"/>
    </style:style>
    <style:style style:name="P236" style:family="paragraph" style:parent-style-name="Heading_20_1">
      <style:text-properties fo:language="en" fo:country="US" officeooo:rsid="267361c1" officeooo:paragraph-rsid="2673c471"/>
    </style:style>
    <style:style style:name="P237" style:family="paragraph" style:parent-style-name="Heading_20_1">
      <style:text-properties fo:language="en" fo:country="US" officeooo:rsid="260cf115" officeooo:paragraph-rsid="2675ddfd"/>
    </style:style>
    <style:style style:name="P238" style:family="paragraph" style:parent-style-name="Heading_20_1">
      <style:text-properties officeooo:rsid="263ed273" officeooo:paragraph-rsid="2677a31f"/>
    </style:style>
    <style:style style:name="P239" style:family="paragraph" style:parent-style-name="Heading_20_1">
      <style:text-properties officeooo:rsid="25e7e065" officeooo:paragraph-rsid="2684ec81"/>
    </style:style>
    <style:style style:name="P240" style:family="paragraph" style:parent-style-name="Heading_20_1">
      <style:text-properties officeooo:rsid="25e839c4" officeooo:paragraph-rsid="2679876c"/>
    </style:style>
    <style:style style:name="P241" style:family="paragraph" style:parent-style-name="Heading_20_1">
      <style:text-properties officeooo:rsid="25e60bac" officeooo:paragraph-rsid="268c8e4a"/>
    </style:style>
    <style:style style:name="P242" style:family="paragraph" style:parent-style-name="Heading_20_1" style:master-page-name="First_20_Page">
      <style:paragraph-properties style:page-number="auto"/>
    </style:style>
    <style:style style:name="T1" style:family="text">
      <style:text-properties officeooo:rsid="2647b3c2"/>
    </style:style>
    <style:style style:name="T2" style:family="text">
      <style:text-properties officeooo:rsid="26538ce7"/>
    </style:style>
    <style:style style:name="T3" style:family="text">
      <style:text-properties officeooo:rsid="26788fdf"/>
    </style:style>
    <style:style style:name="T4" style:family="text">
      <style:text-properties officeooo:rsid="266e12c9"/>
    </style:style>
    <style:style style:name="T5" style:family="text">
      <style:text-properties officeooo:rsid="2622b432"/>
    </style:style>
    <style:style style:name="T6" style:family="text">
      <style:text-properties fo:language="cs" fo:country="CZ"/>
    </style:style>
    <style:style style:name="T7" style:family="text">
      <style:text-properties fo:language="cs" fo:country="CZ" officeooo:rsid="267361c1"/>
    </style:style>
    <style:style style:name="T8" style:family="text">
      <style:text-properties fo:language="cs" fo:country="CZ" officeooo:rsid="268162f1"/>
    </style:style>
    <style:style style:name="T9" style:family="text">
      <style:text-properties fo:language="cs" fo:country="CZ" fo:font-style="italic" officeooo:rsid="27934e86" style:font-style-asian="italic" style:font-style-complex="italic"/>
    </style:style>
    <style:style style:name="T10" style:family="text">
      <style:text-properties fo:language="cs" fo:country="CZ" officeooo:rsid="29f94aac"/>
    </style:style>
    <style:style style:name="T11" style:family="text">
      <style:text-properties fo:language="cs" fo:country="CZ" officeooo:rsid="2a00f3f3"/>
    </style:style>
    <style:style style:name="T12" style:family="text">
      <style:text-properties fo:language="cs" fo:country="CZ" officeooo:rsid="2a859495"/>
    </style:style>
    <style:style style:name="T13" style:family="text">
      <style:text-properties fo:language="cs" fo:country="CZ" officeooo:rsid="202b4e26"/>
    </style:style>
    <style:style style:name="T14" style:family="text">
      <style:text-properties fo:language="cs" fo:country="CZ" officeooo:rsid="2b8f1d4f"/>
    </style:style>
    <style:style style:name="T15" style:family="text">
      <style:text-properties fo:language="en" fo:country="US" officeooo:rsid="267361c1"/>
    </style:style>
    <style:style style:name="T16" style:family="text">
      <style:text-properties fo:language="en" fo:country="US" officeooo:rsid="266e12c9"/>
    </style:style>
    <style:style style:name="T17" style:family="text">
      <style:text-properties fo:language="en" fo:country="US" officeooo:rsid="26422cf4"/>
    </style:style>
    <style:style style:name="T18" style:family="text">
      <style:text-properties fo:language="en" fo:country="US" officeooo:rsid="25ff768f"/>
    </style:style>
    <style:style style:name="T19" style:family="text">
      <style:text-properties fo:language="en" fo:country="US" officeooo:rsid="29f94aac"/>
    </style:style>
    <style:style style:name="T20" style:family="text">
      <style:text-properties fo:language="en" fo:country="US" officeooo:rsid="282237a6"/>
    </style:style>
    <style:style style:name="T21" style:family="text">
      <style:text-properties fo:language="en" fo:country="US" fo:font-style="italic" officeooo:rsid="29f94aac" style:font-style-asian="italic" style:font-style-complex="italic"/>
    </style:style>
    <style:style style:name="T22" style:family="text">
      <style:text-properties fo:language="en" fo:country="US" officeooo:rsid="2a859495"/>
    </style:style>
    <style:style style:name="T23" style:family="text">
      <style:text-properties officeooo:rsid="2692179b"/>
    </style:style>
    <style:style style:name="T24" style:family="text">
      <style:text-properties officeooo:rsid="2655ebc1"/>
    </style:style>
    <style:style style:name="T25" style:family="text">
      <style:text-properties officeooo:rsid="261b0658"/>
    </style:style>
    <style:style style:name="T26" style:family="text">
      <style:text-properties officeooo:rsid="260ddd58"/>
    </style:style>
    <style:style style:name="T27" style:family="text">
      <style:text-properties fo:font-style="italic" style:font-style-asian="italic" style:font-style-complex="italic"/>
    </style:style>
    <style:style style:name="T28" style:family="text">
      <style:text-properties fo:font-style="italic" officeooo:rsid="260ddd58" style:font-style-asian="italic" style:font-style-complex="italic"/>
    </style:style>
    <style:style style:name="T29" style:family="text">
      <style:text-properties fo:font-style="italic" officeooo:rsid="285f2335" style:font-style-asian="italic" style:font-style-complex="italic"/>
    </style:style>
    <style:style style:name="T30" style:family="text">
      <style:text-properties fo:font-style="italic" officeooo:rsid="27934e86" style:font-style-asian="italic" style:font-style-complex="italic"/>
    </style:style>
    <style:style style:name="T31" style:family="text">
      <style:text-properties fo:font-style="italic" officeooo:rsid="287944d5" style:font-style-asian="italic" style:font-style-complex="italic"/>
    </style:style>
    <style:style style:name="T32" style:family="text">
      <style:text-properties officeooo:rsid="27683e90"/>
    </style:style>
    <style:style style:name="T33" style:family="text">
      <style:text-properties officeooo:rsid="2640cc31"/>
    </style:style>
    <style:style style:name="T34" style:family="text">
      <style:text-properties officeooo:rsid="26403531"/>
    </style:style>
    <style:style style:name="T35" style:family="text">
      <style:text-properties officeooo:rsid="25ea331a"/>
    </style:style>
    <style:style style:name="T36" style:family="text">
      <style:text-properties officeooo:rsid="25ee6a96"/>
    </style:style>
    <style:style style:name="T37" style:family="text">
      <style:text-properties officeooo:rsid="25f386e9"/>
    </style:style>
    <style:style style:name="T38" style:family="text">
      <style:text-properties officeooo:rsid="25f44113"/>
    </style:style>
    <style:style style:name="T39" style:family="text">
      <style:text-properties officeooo:rsid="25efe105"/>
    </style:style>
    <style:style style:name="T40" style:family="text">
      <style:text-properties officeooo:rsid="25f1ebf9"/>
    </style:style>
    <style:style style:name="T41" style:family="text">
      <style:text-properties officeooo:rsid="2659c3f5"/>
    </style:style>
    <style:style style:name="T42" style:family="text">
      <style:text-properties officeooo:rsid="267a6988"/>
    </style:style>
    <style:style style:name="T43" style:family="text">
      <style:text-properties style:text-line-through-style="solid" style:text-line-through-type="single" officeooo:rsid="277fa237"/>
    </style:style>
    <style:style style:name="T44" style:family="text">
      <style:text-properties style:text-line-through-style="solid" style:text-line-through-type="single" officeooo:rsid="27819b75"/>
    </style:style>
    <style:style style:name="T45" style:family="text">
      <style:text-properties officeooo:rsid="267237ab"/>
    </style:style>
    <style:style style:name="T46" style:family="text">
      <style:text-properties officeooo:rsid="267725cd"/>
    </style:style>
    <style:style style:name="T47" style:family="text">
      <style:text-properties officeooo:rsid="26764fc1"/>
    </style:style>
    <style:style style:name="T48" style:family="text">
      <style:text-properties officeooo:rsid="26601ee3"/>
    </style:style>
    <style:style style:name="T49" style:family="text">
      <style:text-properties officeooo:rsid="276a2cb5"/>
    </style:style>
    <style:style style:name="T50" style:family="text">
      <style:text-properties officeooo:rsid="26580959"/>
    </style:style>
    <style:style style:name="T51" style:family="text">
      <style:text-properties officeooo:rsid="266051a0"/>
    </style:style>
    <style:style style:name="T52" style:family="text">
      <style:text-properties officeooo:rsid="2662c4f3"/>
    </style:style>
    <style:style style:name="T53" style:family="text">
      <style:text-properties officeooo:rsid="287f651e"/>
    </style:style>
    <style:style style:name="T54" style:family="text">
      <style:text-properties officeooo:rsid="285f2335"/>
    </style:style>
    <style:style style:name="T55" style:family="text">
      <style:text-properties fo:font-style="normal" style:font-style-asian="normal" style:font-style-complex="normal"/>
    </style:style>
    <style:style style:name="T56" style:family="text">
      <style:text-properties fo:font-style="normal" officeooo:rsid="285f2335" style:font-style-asian="normal" style:font-style-complex="normal"/>
    </style:style>
    <style:style style:name="T57" style:family="text">
      <style:text-properties fo:font-style="normal" officeooo:rsid="29c6e745" style:font-style-asian="normal" style:font-style-complex="normal"/>
    </style:style>
    <style:style style:name="T58" style:family="text">
      <style:text-properties fo:font-style="normal" officeooo:rsid="287d2c9d" style:font-style-asian="normal" style:font-style-complex="normal"/>
    </style:style>
    <style:style style:name="T59" style:family="text">
      <style:text-properties fo:font-style="normal" officeooo:rsid="287944d5" style:font-style-asian="normal" style:font-style-complex="normal"/>
    </style:style>
    <style:style style:name="T60" style:family="text">
      <style:text-properties fo:font-style="normal" officeooo:rsid="2890dbae" style:font-style-asian="normal" style:font-style-complex="normal"/>
    </style:style>
    <style:style style:name="T61" style:family="text">
      <style:text-properties fo:font-style="normal" officeooo:rsid="283683b9" style:font-style-asian="normal" style:font-style-complex="normal"/>
    </style:style>
    <style:style style:name="T62" style:family="text">
      <style:text-properties fo:font-style="normal" officeooo:rsid="298b9b6e" style:font-style-asian="normal" style:font-style-complex="normal"/>
    </style:style>
    <style:style style:name="T63" style:family="text">
      <style:text-properties fo:font-style="normal" officeooo:rsid="2983cd33" style:font-style-asian="normal" style:font-style-complex="normal"/>
    </style:style>
    <style:style style:name="T64" style:family="text">
      <style:text-properties fo:font-style="normal" officeooo:rsid="2994021b" style:font-style-asian="normal" style:font-style-complex="normal"/>
    </style:style>
    <style:style style:name="T65" style:family="text">
      <style:text-properties fo:font-style="normal" fo:font-weight="bold" officeooo:rsid="2983cd33" style:font-style-asian="normal" style:font-weight-asian="bold" style:font-style-complex="normal" style:font-weight-complex="bold"/>
    </style:style>
    <style:style style:name="T66" style:family="text">
      <style:text-properties officeooo:rsid="28610578"/>
    </style:style>
    <style:style style:name="T67" style:family="text">
      <style:text-properties officeooo:rsid="28520c6c"/>
    </style:style>
    <style:style style:name="T68" style:family="text">
      <style:text-properties officeooo:rsid="25e2bb11"/>
    </style:style>
    <style:style style:name="T69" style:family="text">
      <style:text-properties officeooo:rsid="260f679c"/>
    </style:style>
    <style:style style:name="T70" style:family="text">
      <style:text-properties officeooo:rsid="2604b2f7"/>
    </style:style>
    <style:style style:name="T71" style:family="text">
      <style:text-properties officeooo:rsid="2605823d"/>
    </style:style>
    <style:style style:name="T72" style:family="text">
      <style:text-properties officeooo:rsid="26110261"/>
    </style:style>
    <style:style style:name="T73" style:family="text">
      <style:text-properties officeooo:rsid="26063359"/>
    </style:style>
    <style:style style:name="T74" style:family="text">
      <style:text-properties officeooo:rsid="2616d6e4"/>
    </style:style>
    <style:style style:name="T75" style:family="text">
      <style:text-properties officeooo:rsid="2617d30d"/>
    </style:style>
    <style:style style:name="T76" style:family="text">
      <style:text-properties officeooo:rsid="28897d1f"/>
    </style:style>
    <style:style style:name="T77" style:family="text">
      <style:text-properties officeooo:rsid="28912d11"/>
    </style:style>
    <style:style style:name="T78" style:family="text">
      <style:text-properties officeooo:rsid="28cb3ff5"/>
    </style:style>
    <style:style style:name="T79" style:family="text">
      <style:text-properties officeooo:rsid="28cc74b6"/>
    </style:style>
    <style:style style:name="T80" style:family="text">
      <style:text-properties officeooo:rsid="2880877b"/>
    </style:style>
    <style:style style:name="T81" style:family="text">
      <style:text-properties officeooo:rsid="279ad9c5"/>
    </style:style>
    <style:style style:name="T82" style:family="text">
      <style:text-properties officeooo:rsid="26755ab7"/>
    </style:style>
    <style:style style:name="T83" style:family="text">
      <style:text-properties officeooo:rsid="2638215c"/>
    </style:style>
    <style:style style:name="T84" style:family="text">
      <style:text-properties officeooo:rsid="263bfe87"/>
    </style:style>
    <style:style style:name="T85" style:family="text">
      <style:text-properties officeooo:rsid="26471ce4"/>
    </style:style>
    <style:style style:name="T86" style:family="text">
      <style:text-properties officeooo:rsid="2633efee"/>
    </style:style>
    <style:style style:name="T87" style:family="text">
      <style:text-properties officeooo:rsid="25f8f740"/>
    </style:style>
    <style:style style:name="T88" style:family="text">
      <style:text-properties officeooo:rsid="25f94849"/>
    </style:style>
    <style:style style:name="T89" style:family="text">
      <style:text-properties officeooo:rsid="25fd6506"/>
    </style:style>
    <style:style style:name="T90" style:family="text">
      <style:text-properties officeooo:rsid="25fb82e6"/>
    </style:style>
    <style:style style:name="T91" style:family="text">
      <style:text-properties officeooo:rsid="27bdd0d0"/>
    </style:style>
    <style:style style:name="T92" style:family="text">
      <style:text-properties officeooo:rsid="27934e86"/>
    </style:style>
    <style:style style:name="T93" style:family="text">
      <style:text-properties officeooo:rsid="28a125d9"/>
    </style:style>
    <style:style style:name="T94" style:family="text">
      <style:text-properties officeooo:rsid="28253047"/>
    </style:style>
    <style:style style:name="T95" style:family="text">
      <style:text-properties officeooo:rsid="2882f06d"/>
    </style:style>
    <style:style style:name="T96" style:family="text">
      <style:text-properties officeooo:rsid="29f5ca40"/>
    </style:style>
    <style:style style:name="T97" style:family="text">
      <style:text-properties officeooo:rsid="2a2b86d4"/>
    </style:style>
    <style:style style:name="T98" style:family="text">
      <style:text-properties officeooo:rsid="2a2a37c1"/>
    </style:style>
    <style:style style:name="T99" style:family="text">
      <style:text-properties officeooo:rsid="2a28fd67"/>
    </style:style>
    <style:style style:name="T100" style:family="text">
      <style:text-properties officeooo:rsid="2a2791a2"/>
    </style:style>
    <style:style style:name="T101" style:family="text">
      <style:text-properties officeooo:rsid="28d541cb"/>
    </style:style>
    <style:style style:name="T102" style:family="text">
      <style:text-properties officeooo:rsid="2a25e1f2"/>
    </style:style>
    <style:style style:name="T103" style:family="text">
      <style:text-properties officeooo:rsid="28e2a33c"/>
    </style:style>
    <style:style style:name="T104" style:family="text">
      <style:text-properties officeooo:rsid="28e048ea"/>
    </style:style>
    <style:style style:name="T105" style:family="text">
      <style:text-properties officeooo:rsid="26942f8c"/>
    </style:style>
    <style:style style:name="T106" style:family="text">
      <style:text-properties officeooo:rsid="288aa3ba"/>
    </style:style>
    <style:style style:name="T107" style:family="text">
      <style:text-properties officeooo:rsid="2694ab0e"/>
    </style:style>
    <style:style style:name="T108" style:family="text">
      <style:text-properties officeooo:rsid="2695f9a4"/>
    </style:style>
    <style:style style:name="T109" style:family="text">
      <style:text-properties officeooo:rsid="26970494"/>
    </style:style>
    <style:style style:name="T110" style:family="text">
      <style:text-properties officeooo:rsid="269a28e5"/>
    </style:style>
    <style:style style:name="T111" style:family="text">
      <style:text-properties officeooo:rsid="269d01ee"/>
    </style:style>
    <style:style style:name="T112" style:family="text">
      <style:text-properties officeooo:rsid="269e6f53"/>
    </style:style>
    <style:style style:name="T113" style:family="text">
      <style:text-properties officeooo:rsid="269f2c8f"/>
    </style:style>
    <style:style style:name="T114" style:family="text">
      <style:text-properties officeooo:rsid="269fd932"/>
    </style:style>
    <style:style style:name="T115" style:family="text">
      <style:text-properties officeooo:rsid="26a08456"/>
    </style:style>
    <style:style style:name="T116" style:family="text">
      <style:text-properties officeooo:rsid="26a1be84"/>
    </style:style>
    <style:style style:name="T117" style:family="text">
      <style:text-properties officeooo:rsid="26a1ccd4"/>
    </style:style>
    <style:style style:name="T118" style:family="text">
      <style:text-properties officeooo:rsid="26a37464"/>
    </style:style>
    <style:style style:name="T119" style:family="text">
      <style:text-properties officeooo:rsid="26a468cd"/>
    </style:style>
    <style:style style:name="T120" style:family="text">
      <style:text-properties officeooo:rsid="26a50403"/>
    </style:style>
    <style:style style:name="T121" style:family="text">
      <style:text-properties officeooo:rsid="26a524f5"/>
    </style:style>
    <style:style style:name="T122" style:family="text">
      <style:text-properties officeooo:rsid="26a6fb61"/>
    </style:style>
    <style:style style:name="T123" style:family="text">
      <style:text-properties officeooo:rsid="26a7c37c"/>
    </style:style>
    <style:style style:name="T124" style:family="text">
      <style:text-properties officeooo:rsid="26a9fe97"/>
    </style:style>
    <style:style style:name="T125" style:family="text">
      <style:text-properties officeooo:rsid="26ac96e2"/>
    </style:style>
    <style:style style:name="T126" style:family="text">
      <style:text-properties officeooo:rsid="26addb8b"/>
    </style:style>
    <style:style style:name="T127" style:family="text">
      <style:text-properties officeooo:rsid="26ae57ac"/>
    </style:style>
    <style:style style:name="T128" style:family="text">
      <style:text-properties officeooo:rsid="26af16fa"/>
    </style:style>
    <style:style style:name="T129" style:family="text">
      <style:text-properties officeooo:rsid="26b023c8"/>
    </style:style>
    <style:style style:name="T130" style:family="text">
      <style:text-properties officeooo:rsid="26b024e4"/>
    </style:style>
    <style:style style:name="T131" style:family="text">
      <style:text-properties officeooo:rsid="26b0287d"/>
    </style:style>
    <style:style style:name="T132" style:family="text">
      <style:text-properties officeooo:rsid="26b0b017"/>
    </style:style>
    <style:style style:name="T133" style:family="text">
      <style:text-properties officeooo:rsid="26b224c4"/>
    </style:style>
    <style:style style:name="T134" style:family="text">
      <style:text-properties officeooo:rsid="26b2a1b1"/>
    </style:style>
    <style:style style:name="T135" style:family="text">
      <style:text-properties officeooo:rsid="26b3c908"/>
    </style:style>
    <style:style style:name="T136" style:family="text">
      <style:text-properties officeooo:rsid="26b4e3ef"/>
    </style:style>
    <style:style style:name="T137" style:family="text">
      <style:text-properties officeooo:rsid="26b567fc"/>
    </style:style>
    <style:style style:name="T138" style:family="text">
      <style:text-properties officeooo:rsid="26b62c84"/>
    </style:style>
    <style:style style:name="T139" style:family="text">
      <style:text-properties officeooo:rsid="26b8180f"/>
    </style:style>
    <style:style style:name="T140" style:family="text">
      <style:text-properties officeooo:rsid="26b936d4"/>
    </style:style>
    <style:style style:name="T141" style:family="text">
      <style:text-properties officeooo:rsid="26b9d365"/>
    </style:style>
    <style:style style:name="T142"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143" style:family="text">
      <style:text-properties officeooo:rsid="29c8fc9f"/>
    </style:style>
    <style:style style:name="T144" style:family="text">
      <style:text-properties officeooo:rsid="2a68e6fd"/>
    </style:style>
    <style:style style:name="T145" style:family="text">
      <style:text-properties officeooo:rsid="2a8ab72a"/>
    </style:style>
    <style:style style:name="T146" style:family="text">
      <style:text-properties officeooo:rsid="2a37a9e6"/>
    </style:style>
    <style:style style:name="T147" style:family="text">
      <style:text-properties officeooo:rsid="2a61b2d3"/>
    </style:style>
    <style:style style:name="T148" style:family="text">
      <style:text-properties officeooo:rsid="2a62f41d"/>
    </style:style>
    <style:style style:name="T149" style:family="text">
      <style:text-properties officeooo:rsid="29c833c3"/>
    </style:style>
    <style:style style:name="T150" style:family="text">
      <style:text-properties officeooo:rsid="29c6e745"/>
    </style:style>
    <style:style style:name="T151" style:family="text">
      <style:text-properties officeooo:rsid="2951e672"/>
    </style:style>
    <style:style style:name="T152" style:family="text">
      <style:text-properties officeooo:rsid="294a5abc"/>
    </style:style>
    <style:style style:name="T153" style:family="text">
      <style:text-properties officeooo:rsid="28fda46e"/>
    </style:style>
    <style:style style:name="T154" style:family="text">
      <style:text-properties officeooo:rsid="287944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2" text:outline-level="1">TODO</text:h>
      <text:p text:style-name="P116"><text:a xlink:type="simple" xlink:href="https://www.etsy.com/people/totrav45" text:style-name="Internet_20_link" text:visited-style-name="Visited_20_Internet_20_Link">https://www.etsy.com/people/totrav45</text:a> </text:p>
      <text:p text:style-name="P117">TIMETABLE:</text:p>
      <text:list xml:id="list1163388677" text:style-name="L1">
        <text:list-item>
          <text:p text:style-name="P133"><text:span text:style-name="T145">[done] </text:span>Dodělat všechny texty, karty <text:span text:style-name="T146">a tisková plata</text:span>, ať se dají vytisknout.</text:p>
        </text:list-item>
        <text:list-item>
          <text:p text:style-name="P134">Dokreslit nadzemí na hlavní mapě a udělat slepou mapu pro hráče.</text:p>
        </text:list-item>
        <text:list-item>
          <text:p text:style-name="P135"><text:span text:style-name="T147">Nakreslit</text:span> battleplán nadzemí a podzemí.</text:p>
        </text:list-item>
        <text:list-item>
          <text:p text:style-name="P135">Zkompletovat popis dungeonu</text:p>
        </text:list-item>
      </text:list>
      <text:p text:style-name="P114">Mapa pro PJ nemusí bejt nutně hezká, chce to ale slepou mapu pro hráče (s nadzemím a gridem).</text:p>
      <text:p text:style-name="P114"/>
      <text:p text:style-name="P119">MAPA:</text:p>
      <text:p text:style-name="P118">TODO: Odlišit popisem (a asi i graficky na mapě) štoly, které vyrazili skřeti.</text:p>
      <text:p text:style-name="P109">TODO: Nakreslit a očíslovat nadzemí.</text:p>
      <text:p text:style-name="P109">TODO: Očíslovat <text:span text:style-name="T148">jeskyni</text:span>.</text:p>
      <text:p text:style-name="P120">TODO: v A3 nemůže chybět žebřík – skřeti by ho tam prostě přesunuli odjinud. (Může se ale pořád vyrábět novej.)</text:p>
      <text:list xml:id="list2911447400" text:style-name="L2">
        <text:list-item>
          <text:p text:style-name="P136">Zkontrolovat, že je to ošetřeno v textu (nejspíš není)</text:p>
        </text:list-item>
      </text:list>
      <text:p text:style-name="P114"/>
      <text:p text:style-name="P115">TODO<text:span text:style-name="T62">: Světlo po celém dungeonu (</text:span><text:span text:style-name="T65">💡</text:span><text:span text:style-name="T63"> </text:span><text:span text:style-name="T64">a </text:span><text:span text:style-name="T62">⬤).</text:span></text:p>
      <text:p text:style-name="P132"><text:span text:style-name="T57">TODO: Stopy po celém dungeonu (</text:span><text:span text:style-name="T61">👣</text:span><text:span text:style-name="T57">).</text:span></text:p>
      <text:p text:style-name="P59"><text:soft-page-break/><text:span text:style-name="T57">TODO:</text:span> Trollí krev bude magická surovina na výrobu permanentních léčivých lektvarů <text:span text:style-name="T85">(tady je trochu problém s tím, že dospělý troll jí má určitě přes 10 litrů)</text:span>.<text:line-break/>- <text:span text:style-name="T149">surovina bude „výtažek z trollí krve“.</text:span><text:line-break/>- <text:span text:style-name="T150">je zlobr to samý co troll? (Asi jo. Překládá se to tak)<text:line-break/>- rozhodně jsem mu nedal regeneraci. </text:span><text:span text:style-name="T22">[</text:span><text:span text:style-name="T12">na kartě už jo</text:span><text:span text:style-name="T22">] </text:span><text:span text:style-name="T12">TODO: </text:span><text:span text:style-name="T22">Je</text:span><text:span text:style-name="T12">ště to zmínit v textu.</text:span><text:span text:style-name="T150"><text:line-break/>- ale asi bych ještě mohl.</text:span></text:p>
      <text:p text:style-name="P131">TODO: Zbraně pro mrtvé trpaslíky (v jeskyni).</text:p>
      <text:list xml:id="list4136194" text:style-name="L3">
        <text:list-item>
          <text:p text:style-name="P137"><text:span text:style-name="T154">TODO: Umístit </text:span><text:span text:style-name="T31">trpaslický nůž</text:span><text:span text:style-name="T59"> </text:span><text:span text:style-name="T58">(asi k trpaslíkovi zarostlému houbou? </text:span><text:span text:style-name="T60">Možná nějací skřeti by je taky mohli mít. Třeba náčelník a jeho ochranka</text:span><text:span text:style-name="T58">)</text:span></text:p>
          <text:list>
            <text:list-item>
              <text:p text:style-name="P138"><text:span text:style-name="T58">J</text:span><text:span text:style-name="T55">eden má skřetí náčelník.</text:span></text:p>
            </text:list-item>
          </text:list>
        </text:list-item>
      </text:list>
      <text:p text:style-name="P129">TODO: Rozmístit ke skřetům vědra s vodou.</text:p>
      <text:p text:style-name="P130">TODO: <text:span text:style-name="T153"><text:s/>Rozmístit </text:span>kýble na vytěženou rudu (asi spíš k hlavní šachtě, štolami to vozej obří ploštice. I když možná rovnou v těch kýblech).</text:p>
      <text:list xml:id="list2733001576" text:style-name="L4">
        <text:list-item>
          <text:p text:style-name="P139">A vedle nich lopaty.</text:p>
        </text:list-item>
      </text:list>
      <text:p text:style-name="P74">TODO: Ploštice budou v části dolované skřety.</text:p>
      <text:p text:style-name="P128">TODO: Kde spí skřetí dělníci? <text:span text:style-name="T152">(A jak rotují).</text:span></text:p>
      <text:list xml:id="list1176113254" text:style-name="L5">
        <text:list-item>
          <text:p text:style-name="P140">Ve skladu trhavin?</text:p>
        </text:list-item>
      </text:list>
      <text:list xml:id="list1463829051" text:style-name="L6">
        <text:list-item>
          <text:p text:style-name="P141">2 chrněj, 4 pracujou.</text:p>
          <text:list>
            <text:list-item>
              <text:p text:style-name="P142">TODO: Tohle tam musím dopsat.</text:p>
            </text:list-item>
          </text:list>
        </text:list-item>
        <text:list-item>
          <text:p text:style-name="P141">V tom případě ti, co chodí pro jídlo, jsou ti dva chrňasové.</text:p>
        </text:list-item>
      </text:list>
      <text:p text:style-name="P121">TODO: Osobní předměty skřetů.</text:p>
      <text:list xml:id="list986106785" text:style-name="L7">
        <text:list-item>
          <text:p text:style-name="P143"><text:soft-page-break/>Balíček ručně umotaných cigaret se silně zemitým zápachem (je to silné halucinogenní narkotikum).</text:p>
        </text:list-item>
        <text:list-item>
          <text:p text:style-name="P145">V kapse má dřevěnou lžíci.</text:p>
        </text:list-item>
        <text:list-item>
          <text:p text:style-name="P146">Křesadla</text:p>
        </text:list-item>
      </text:list>
      <text:p text:style-name="P126">TODO: Čím si skřeti svítěj?</text:p>
      <text:list xml:id="list3649909803" text:style-name="L8">
        <text:list-item>
          <text:p text:style-name="P144">Svíčky, <text:span text:style-name="T151">trpaslické</text:span> hornické kahany.</text:p>
        </text:list-item>
      </text:list>
      <text:p text:style-name="P127">TODO: Čím zapalují oheň?</text:p>
      <text:list xml:id="list2068097144" text:style-name="L9">
        <text:list-item>
          <text:p text:style-name="P147">Asi by u sebe měli mít křesadla.</text:p>
        </text:list-item>
      </text:list>
      <text:p text:style-name="P125">TODO: Někde musí bejt olej do kahanů.</text:p>
      <text:p text:style-name="P123">TODO: Napsat texty pro ústí šachet.</text:p>
      <text:p text:style-name="P124">TODO: Dveře do obytné místnosti.</text:p>
      <text:p text:style-name="P122">TODO: Popsat štoly, které vyrazili skřeti (na mapě tmavě hnědé)</text:p>
      <text:p text:style-name="P113">TODO: Vyrobit grafiku textů.</text:p>
      <text:list xml:id="list980932384" text:style-name="L10">
        <text:list-item>
          <text:p text:style-name="P148">TODO: Vyzkoušet font Lithos pro</text:p>
        </text:list-item>
      </text:list>
      <text:p text:style-name="P108">TODO: Napsat texty pro horníky.</text:p>
      <text:p text:style-name="P80">TODO: Zrušit žebříky z vnitřní šachty? Asi jo, zní to jako fajn překážka, která mi celkově v dole chybí (a že si důl o vertikální šplhání přímo říká).</text:p>
      <text:list xml:id="list1011142718" text:style-name="L11">
        <text:list-item>
          <text:p text:style-name="P149">postavy tam mohou nanosit jiný (tzn. nechat tam příčky? Asi aspoň některý jo).</text:p>
        </text:list-item>
        <text:list-item>
          <text:p text:style-name="P149">mohou použít řetěz z hlavní šachty.</text:p>
        </text:list-item>
        <text:list-item>
          <text:p text:style-name="P149">mohou jít přes trolla.</text:p>
        </text:list-item>
        <text:list-item>
          <text:p text:style-name="P150"><text:soft-page-break/>TODO: Přidat to k popisu B13</text:p>
        </text:list-item>
      </text:list>
      <text:p text:style-name="P79">TODO: Možná aspoň dát do B13 rumpál. Nebo ne, ať si ho postavy vyroběj samy?</text:p>
      <text:p text:style-name="P78"/>
      <text:list xml:id="list3253465914" text:style-name="L12">
        <text:list-item>
          <text:p text:style-name="P152">TODO: Očíslovat horníky, ústí chodeb do šachty (budou tam připravený kýbly na vytažení.</text:p>
        </text:list-item>
        <text:list-item>
          <text:p text:style-name="P153">TODO: Přečíslovat místnosti.</text:p>
        </text:list-item>
      </text:list>
      <text:p text:style-name="P77"/>
      <text:list xml:id="list152852011797382" text:continue-numbering="true" text:style-name="L12">
        <text:list-item>
          <text:p text:style-name="P154">TODO: Udělat z kovářského kladiva magickou zbraň.</text:p>
        </text:list-item>
        <text:list-item>
          <text:p text:style-name="P154">TODO: Přejmenovat karty skřetů.</text:p>
        </text:list-item>
        <text:list-item>
          <text:p text:style-name="P155">TODO: Obrázek pro kovářské kladivo a dvojbřitou sekeru.</text:p>
        </text:list-item>
        <text:list-item>
          <text:p text:style-name="P157"><text:span text:style-name="T19">TODO: Obrázek pro </text:span><text:span text:style-name="T21">runu věčnosti</text:span><text:span text:style-name="T19">.</text:span></text:p>
        </text:list-item>
      </text:list>
      <text:p text:style-name="P19"/>
      <text:list xml:id="list152850634988827" text:continue-numbering="true" text:style-name="L12">
        <text:list-item>
          <text:p text:style-name="P158"><text:span text:style-name="T19">TODO: Líheň obřích brouků by na mapě měla bejt zanořená pod úrovní štoly </text:span><text:span text:style-name="T20">(jako vana)</text:span><text:span text:style-name="T19">.</text:span></text:p>
          <text:p text:style-name="P156"/>
        </text:list-item>
        <text:list-item>
          <text:p text:style-name="P151"><text:span text:style-name="T19">[</text:span><text:span text:style-name="T10">done</text:span><text:span text:style-name="T19">] </text:span><text:span text:style-name="T95">Přes líheň se jde do vnitřní šachty.</text:span></text:p>
        </text:list-item>
        <text:list-item>
          <text:p text:style-name="P159"><text:span text:style-name="T19">[</text:span><text:span text:style-name="T10">done</text:span><text:span text:style-name="T19">] </text:span>U dolujícího bouka by měl bejt horník s motykou a lopatou. A měly by odtamtud hlínu vozit ploštice.</text:p>
        </text:list-item>
        <text:list-item>
          <text:p text:style-name="P151"><text:span text:style-name="T19">[</text:span><text:span text:style-name="T10">done</text:span><text:span text:style-name="T19">] </text:span><text:span text:style-name="T96">Sklad trhavin by měl bejt co nejdál od Vnitřní šachty a ideálně i daleko od trolla.</text:span></text:p>
          <text:list>
            <text:list-item>
              <text:p text:style-name="P160"><text:soft-page-break/>Navíc tam chrněj dělňasové, takže by to mělo bejt poblíž toho, kde se kutá.</text:p>
            </text:list-item>
          </text:list>
        </text:list-item>
        <text:list-item>
          <text:p text:style-name="P161"><text:span text:style-name="T19">[</text:span><text:span text:style-name="T10">done</text:span><text:span text:style-name="T19">] </text:span>Runotepecká dílna by měla bejt daleko od vnitřní šachty.</text:p>
        </text:list-item>
        <text:list-item>
          <text:p text:style-name="P162"><text:span text:style-name="T19">[</text:span><text:span text:style-name="T11">sort of, ale ok</text:span><text:span text:style-name="T19">] </text:span>Obytná místnost by měla bejt daleko od kovárny (je v ní klíč k truhle v kovárně).</text:p>
          <text:list>
            <text:list-item>
              <text:p text:style-name="P163">Může bejt ale blízko zbrojnice (potenciální větší nebezpečí pro postavy).</text:p>
            </text:list-item>
          </text:list>
        </text:list-item>
      </text:list>
      <text:p text:style-name="P71"/>
      <text:list xml:id="list152850993240236" text:continue-numbering="true" text:style-name="L12">
        <text:list-item>
          <text:p text:style-name="P164">TODO: Vymyslet použití pro výbušninu.</text:p>
          <text:list>
            <text:list-item>
              <text:p text:style-name="P165">Možná dveře do <text:span text:style-name="T94">vnitřní</text:span> šachty?</text:p>
              <text:list>
                <text:list-item>
                  <text:p text:style-name="P166">Asi jen když družina nemá zloděje (je blbost nedovolit mu to picknout).</text:p>
                </text:list-item>
                <text:list-item>
                  <text:p text:style-name="P167">TODO: To znamená, že v Obytné místnosti nesmí bejt klíč.</text:p>
                </text:list-item>
              </text:list>
            </text:list-item>
          </text:list>
        </text:list-item>
        <text:list-item>
          <text:p text:style-name="P168">TODO: Do hlavní šachty by asi měl bejt nějakej provizorní vstup, než bude hotovej žebřík (nejspíš provaz s uzlama). <text:span text:style-name="T93">Taky by vedle měl bejt provaz na spouštění jídla a tak.</text:span></text:p>
        </text:list-item>
        <text:list-item>
          <text:p text:style-name="P169">TODO: Skřetí kovář do kovárny.</text:p>
        </text:list-item>
        <text:list-item>
          <text:p text:style-name="P170">TODO: Na povrchu by měla bejt hromada vytěžený rudy a vedle stopy po tom, jak se někam odvážela (kola od vozu, tažná zvířata – voli asi).</text:p>
        </text:list-item>
        <text:list-item>
          <text:p text:style-name="P172">TODO: Skřetí strážnice (místo, kde přespávaj ozbrojení skřeti) – abych se na to mohl odkazovat. Nejspíš někde poblíž vchodu do dolu.</text:p>
          <text:list>
            <text:list-item>
              <text:p text:style-name="P173"><text:soft-page-break/>Použiju na to zbrojnici.</text:p>
            </text:list-item>
          </text:list>
        </text:list-item>
        <text:list-item>
          <text:p text:style-name="P174">TODO: Skřeti</text:p>
          <text:list>
            <text:list-item>
              <text:p text:style-name="P174">IDEA: Zbraně má jen náčelník a jeho <text:span text:style-name="T76">stráž</text:span>.</text:p>
            </text:list-item>
            <text:list-item>
              <text:p text:style-name="P175">Zbylí skřeti jsou dělníci a budou mít spíš jen hornické náčiní.</text:p>
              <text:list>
                <text:list-item>
                  <text:p text:style-name="P176">Skřetí náčelník (trpaslická dvoubřitá sekera, <text:span text:style-name="T77">trpaslický nůž</text:span>), <text:span text:style-name="T77">zbroj</text:span></text:p>
                </text:list-item>
                <text:list-item>
                  <text:p text:style-name="P176">skřetice s vrhacími noži</text:p>
                </text:list-item>
                <text:list-item>
                  <text:p text:style-name="P176"><text:span text:style-name="T78">2</text:span>x skřet s lukem</text:p>
                </text:list-item>
                <text:list-item>
                  <text:p text:style-name="P176">2x skřet s kopím <text:span text:style-name="T77">(skřetí lehká zbroj)</text:span></text:p>
                </text:list-item>
                <text:list-item>
                  <text:p text:style-name="P177">3x skřet s krumpáčem</text:p>
                </text:list-item>
                <text:list-item>
                  <text:p text:style-name="P177"><text:span text:style-name="T79">2</text:span>x skřet s motykou</text:p>
                </text:list-item>
                <text:list-item>
                  <text:p text:style-name="P178">Skřetí řemeslník (v kůlně na povrchu)</text:p>
                </text:list-item>
              </text:list>
            </text:list-item>
          </text:list>
        </text:list-item>
        <text:list-item>
          <text:p text:style-name="P179">TODO: Kam skřeti chodí na záchod?</text:p>
          <text:list>
            <text:list-item>
              <text:p text:style-name="P179">Asi do líhně obřích brouků.</text:p>
            </text:list-item>
            <text:list-item>
              <text:p text:style-name="P179">TODO: Zápach do líhně obřích brouků.</text:p>
            </text:list-item>
          </text:list>
        </text:list-item>
        <text:list-item>
          <text:p text:style-name="P180">TODO: Kde skřeti berou vodu? Z čeho pijou?</text:p>
          <text:list>
            <text:list-item>
              <text:p text:style-name="P181">V potoce.</text:p>
            </text:list-item>
          </text:list>
        </text:list-item>
        <text:list-item>
          <text:p text:style-name="P171">TODO: Kde si skřeti vaří a kde skladují jídlo?</text:p>
          <text:list>
            <text:list-item>
              <text:p text:style-name="P182">V kůlně na povrchu.</text:p>
            </text:list-item>
          </text:list>
        </text:list-item>
        <text:list-item>
          <text:p text:style-name="P183">TODO: Nějaký nástroje dát do kůlny (tesařský?)</text:p>
          <text:list>
            <text:list-item>
              <text:p text:style-name="P183"><text:soft-page-break/>sekeru, špachtli, hladítko</text:p>
            </text:list-item>
            <text:list-item>
              <text:p text:style-name="P183">nůž by mohl mít skřet - řemeslník</text:p>
            </text:list-item>
          </text:list>
        </text:list-item>
        <text:list-item>
          <text:p text:style-name="P184">TODO: Někam dát hornické nástroje (asi je teď používají skřeti).</text:p>
        </text:list-item>
        <text:list-item>
          <text:p text:style-name="P185">TODO: <text:span text:style-name="T80">R</text:span>opracovanej žebřík <text:span text:style-name="T80">do kůlny</text:span>.</text:p>
        </text:list-item>
        <text:list-item>
          <text:p text:style-name="P187">TODO: Asi by tu někde měla bejt trpaslická kovárna (vedle dílny nejspíš). Nebo možná spojit Dílu a kovárnu? <text:span text:style-name="T67">Asi jo.</text:span></text:p>
        </text:list-item>
        <text:list-item>
          <text:p text:style-name="P188">TODO: Consumables!</text:p>
          <text:list>
            <text:list-item>
              <text:p text:style-name="P188">Aspoň jeden lektvar, mast, nebo tak něco.</text:p>
            </text:list-item>
            <text:list-item>
              <text:p text:style-name="P189">Co by se tu mohlo nejvíc hodit? Probouzecí dryják (nevím, jak jsem to pojmenoval) proti houbě, ale to bych musel zrušit automatické probírání. Navíc by mi jako hráči asi přišlo škoda ho plejtvat, když nehrozí akutní nebezpečí.</text:p>
              <text:list>
                <text:list-item>
                  <text:p text:style-name="P190">Popáleniny tu asi nehrozej (ani od kyseliny).</text:p>
                </text:list-item>
                <text:list-item>
                  <text:p text:style-name="P191">Možná <text:span text:style-name="T27">pavoučí lektvar</text:span> by se mohl hodit.</text:p>
                </text:list-item>
                <text:list-item>
                  <text:p text:style-name="P191"><text:span text:style-name="T54">Nebo </text:span><text:span text:style-name="T29">lektvar vodního dechu</text:span><text:span text:style-name="T56"> (jo, ten určitě)</text:span><text:span text:style-name="T54">.</text:span></text:p>
                  <text:list>
                    <text:list-item>
                      <text:p text:style-name="P192">Kam s ním? Do šéfovy skříně? Asi jo... <text:span text:style-name="T66">Nebo mu tam vedle skříně dát ještě trezor? (Ať je aspoň něco zapastěný?)</text:span></text:p>
                      <text:list>
                        <text:list-item>
                          <text:p text:style-name="P193">Možná by ten trezor mohl bejt za skříní.</text:p>
                        </text:list-item>
                      </text:list>
                    </text:list-item>
                  </text:list>
                </text:list-item>
              </text:list>
            </text:list-item>
          </text:list>
        </text:list-item>
        <text:list-item>
          <text:p text:style-name="P194">TODO: Past na dveřích do vnitřní šachty (když se někdo pokusí vypáčit zámek).</text:p>
          <text:list>
            <text:list-item>
              <text:p text:style-name="P195"><text:soft-page-break/>Nestačí <text:span text:style-name="T27">runová stráž</text:span>?</text:p>
            </text:list-item>
          </text:list>
        </text:list-item>
        <text:list-item>
          <text:p text:style-name="P196">TODO: Jak se skřeti dostávají do dolu?</text:p>
          <text:list>
            <text:list-item>
              <text:p text:style-name="P186">Dokud důl fungoval, tak tam lezli normálně po žebříku a materiál vytahoval zlobr. Teď důl nefunguje.</text:p>
              <text:list>
                <text:list-item>
                  <text:p text:style-name="P186">Asi se ho budou snažit znovu rozběhnout.</text:p>
                </text:list-item>
                <text:list-item>
                  <text:p text:style-name="P186">TODO: Mohl by tam bejt třeba ropracovanej žebřík.</text:p>
                </text:list-item>
              </text:list>
            </text:list-item>
            <text:list-item>
              <text:p text:style-name="P197">Otázka je, jestli skřeti nechtěli boční vchod zprovoznit záměrně. Ale asi <text:span text:style-name="T53">spíš</text:span> ne.</text:p>
            </text:list-item>
          </text:list>
        </text:list-item>
        <text:list-item>
          <text:p text:style-name="P198">TODO: Dát do podzemí něco k opravování.</text:p>
          <text:list>
            <text:list-item>
              <text:list>
                <text:list-item>
                  <text:p text:style-name="P199">Rozbitá opakovací kuše.</text:p>
                </text:list-item>
                <text:list-item>
                  <text:p text:style-name="P200">Rozbitej plamenomet nad zatopeném dně hlavní šachty.</text:p>
                </text:list-item>
                <text:list-item>
                  <text:p text:style-name="P201">Možná klíč od vnitřní šachty? Proč by ale byl rozbitej?</text:p>
                </text:list-item>
                <text:list-item>
                  <text:p text:style-name="P202"><text:span text:style-name="T43">Možná rumpál ve vnitřní šachtě? (To by šlo. </text:span><text:span text:style-name="T44">Jsou tam ale žebříky, takže proč by to postavy dělaly?</text:span><text:span text:style-name="T43">).</text:span></text:p>
                </text:list-item>
              </text:list>
            </text:list-item>
          </text:list>
        </text:list-item>
        <text:list-item>
          <text:p text:style-name="P203">TODO: Alchymista taky dokáže z houby vyrobit <text:span text:style-name="T27">světélkující pastu</text:span>.</text:p>
          <text:list>
            <text:list-item>
              <text:p text:style-name="P203">TODO: Vyrobit kartu.</text:p>
            </text:list-item>
          </text:list>
        </text:list-item>
        <text:list-item>
          <text:p text:style-name="P204">TODO někam dát <text:span text:style-name="T27">Jehelníček</text:span>.</text:p>
          <text:list>
            <text:list-item>
              <text:p text:style-name="P204">A vymyslet, k čemu bude dobrej.</text:p>
              <text:list>
                <text:list-item>
                  <text:p text:style-name="P204">Proti skřetím šípům?</text:p>
                </text:list-item>
                <text:list-item>
                  <text:p text:style-name="P205"><text:soft-page-break/>To by znamenalo, že musí bejt k nalezení někde na začátku.</text:p>
                  <text:list>
                    <text:list-item>
                      <text:p text:style-name="P206">Může tam prostě viset na stěně (proč ho skřeti nesebrali?)</text:p>
                    </text:list-item>
                    <text:list-item>
                      <text:p text:style-name="P206">Nebo ho můžou používat, třeba na míchání malty nebo tak něco (sounds good).</text:p>
                    </text:list-item>
                  </text:list>
                </text:list-item>
              </text:list>
            </text:list-item>
          </text:list>
        </text:list-item>
        <text:list-item>
          <text:p text:style-name="P207">Vyrobit text se zápisky z úvodního výzkumu (buď ho nějaká z postav udělala sama, nebo ho družině dá zadavatel <text:span text:style-name="T45">úkolu</text:span>).</text:p>
        </text:list-item>
        <text:list-item>
          <text:p text:style-name="P208">Ve vnitřní šachtě nemůžou bejt žebříky – <text:span text:style-name="T47">nedávalo by pak smysl, aby tamtudy trpaslík šplhal nahoru.</text:span></text:p>
          <text:list>
            <text:list-item>
              <text:p text:style-name="P209">Nebo holt zruším šp<text:span text:style-name="T46">l</text:span>hajícího trpaslíka, no.</text:p>
            </text:list-item>
            <text:list-item>
              <text:p text:style-name="P210">Mohl bych ho přesunout až dál do jeskyně. Tj. vrátit se k původnímu plánu, že šplhal nahoru (do chrámu) a až tam ho něco sejmulo.</text:p>
            </text:list-item>
            <text:list-item>
              <text:p text:style-name="P210">Chrám by tudíž musel bejt na vysokym podstavci nebo tak něco – což ale není nic proti ničemu.</text:p>
            </text:list-item>
          </text:list>
        </text:list-item>
      </text:list>
      <text:p text:style-name="P68">TODO: Ploštice.</text:p>
      <text:p text:style-name="P70">/<text:span text:style-name="T91">*</text:span></text:p>
      <text:list xml:id="list1517088428" text:style-name="L13">
        <text:list-item>
          <text:list>
            <text:list-item>
              <text:p text:style-name="P211">Runotepecké pero</text:p>
            </text:list-item>
            <text:list-item>
              <text:p text:style-name="P211">Kouzlo <text:span text:style-name="T27">strážná runa</text:span>. <text:span text:style-name="T92">(</text:span><text:span text:style-name="T30">runová strá</text:span><text:span text:style-name="T9">ž</text:span><text:span text:style-name="T92">)</text:span></text:p>
              <text:p text:style-name="P212">(strážné znamení? Strážný glyf?)</text:p>
              <text:list>
                <text:list-item>
                  <text:p text:style-name="P213">Vydrží několik hodin.</text:p>
                </text:list-item>
                <text:list-item>
                  <text:p text:style-name="P214"><text:soft-page-break/>Když se při sesílání runa vytepe stříbrem, kouzlo je permanentní.</text:p>
                </text:list-item>
                <text:list-item>
                  <text:p text:style-name="P211">Mohla by jen paralyzovat a současně alarmovat (výstražný zvuk?).</text:p>
                </text:list-item>
                <text:list-item>
                  <text:p text:style-name="P215">Tyhle runy by měly bejt v dole použité (například na dveřích do vnitřní šachty).</text:p>
                </text:list-item>
                <text:list-item>
                  <text:p text:style-name="P215">TODO: Návod, jak strážnou runu deaktivovat.</text:p>
                  <text:list>
                    <text:list-item>
                      <text:p text:style-name="P216">(TODO: Návod k použití zdůrazňující, že je třeba kreslit pečlivě, protože přerušení byť jediné linie runu znefunkční.)</text:p>
                    </text:list-item>
                  </text:list>
                </text:list-item>
              </text:list>
            </text:list-item>
          </text:list>
        </text:list-item>
      </text:list>
      <text:p text:style-name="P69">*/</text:p>
      <text:h text:style-name="P234" text:outline-level="1">Texty</text:h>
      <text:p text:style-name="P111">TEXTY:</text:p>
      <text:p text:style-name="P112">Kde jsou texty?</text:p>
      <text:list xml:id="list3431854325" text:style-name="L14">
        <text:list-item>
          <text:p text:style-name="P217">Úvod</text:p>
          <text:list>
            <text:list-item>
              <text:p text:style-name="P218">A0-r1 (hint k výpravě do dungeonu)</text:p>
            </text:list-item>
          </text:list>
        </text:list-item>
        <text:list-item>
          <text:p text:style-name="P218">B8 (runotepecká dílna)</text:p>
          <text:list>
            <text:list-item>
              <text:p text:style-name="P218">TODO: - B8-r1 (zamítnutí žádosti o povolení k hloubkovému průzkumu)</text:p>
            </text:list-item>
            <text:list-item>
              <text:p text:style-name="P218">B8-r2 (povolení k dolování)</text:p>
            </text:list-item>
            <text:list-item>
              <text:p text:style-name="P219">B8-r3 (<text:span text:style-name="Emphasis"><text:span text:style-name="T142">výpisky z pojednání o dávné civilizaci v oblasti severně od Královské cesty</text:span></text:span>)</text:p>
            </text:list-item>
          </text:list>
        </text:list-item>
        <text:list-item>
          <text:p text:style-name="P218">B17 (runotepecká dílna)</text:p>
          <text:list>
            <text:list-item>
              <text:p text:style-name="P218">B17-r1 (návod k použití runové stráže)</text:p>
            </text:list-item>
          </text:list>
        </text:list-item>
      </text:list>
      <text:p text:style-name="P110">TODO: Dopsat zbylé texty.</text:p>
      <text:list xml:id="list152851326917350" text:continue-list="list980932384" text:style-name="L10">
        <text:list-item>
          <text:p text:style-name="P220"><text:span text:style-name="T143">TODO: </text:span>dopis se zamítnutím žádosti o průzkum ruin.</text:p>
        </text:list-item>
        <text:list-item>
          <text:p text:style-name="P220"><text:span text:style-name="T144">+TODO: </text:span>dopis s povolením k otevření dolu. Ideálně s poznámkou, že úředník dost pochybuje, že na tom místě něco vytěžej, ale rád se nechá překvapit.</text:p>
        </text:list-item>
        <text:list-item>
          <text:p text:style-name="P221"><text:soft-page-break/>TODO: 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p>
        </text:list-item>
        <text:list-item>
          <text:p text:style-name="P222">Možná nějaké zápisky z průběhu průzkumu.</text:p>
        </text:list-item>
        <text:list-item>
          <text:p text:style-name="P222">Něco do skladu trhavin?</text:p>
        </text:list-item>
      </text:list>
      <text:h text:style-name="P234" text:outline-level="1">Karty</text:h>
      <text:p text:style-name="P227"><text:span text:style-name="T127">+</text:span>Runa věčnosti <text:span text:style-name="T97">+ picture</text:span></text:p>
      <text:p text:style-name="P107">+Runová stráž + picture</text:p>
      <text:p text:style-name="P83"><text:span text:style-name="T124">+</text:span>Runotepecké pero</text:p>
      <text:p text:style-name="P83"><text:span text:style-name="T107">+</text:span>Jehelníček</text:p>
      <text:p text:style-name="P84"><text:span text:style-name="T117">+</text:span>Pavoučí lektvar</text:p>
      <text:p text:style-name="P84"><text:span text:style-name="T117">+</text:span>Lektvar vodního dechu</text:p>
      <text:p text:style-name="P85"><text:span text:style-name="T115">+</text:span>Náhrdelník z medvědích drápů</text:p>
      <text:p text:style-name="P105">+Oprava</text:p>
      <text:p text:style-name="P94"><text:span text:style-name="T112">+Trpaslické k</text:span>ovářské kladivo <text:span text:style-name="T102">+ picture</text:span></text:p>
      <text:p text:style-name="P82"/>
      <text:p text:style-name="P82"><text:span text:style-name="T122">+</text:span>Zlobří kladivo</text:p>
      <text:p text:style-name="P87"><text:span text:style-name="T123">+</text:span>Ruční plamenoment <text:span text:style-name="T98">+ picture</text:span></text:p>
      <text:p text:style-name="P87"><text:span text:style-name="T121">+</text:span>Opakovací kuše <text:span text:style-name="T99">+ picture</text:span></text:p>
      <text:p text:style-name="P88"><text:span text:style-name="T132">+</text:span>Dvoubřitá sekera <text:span text:style-name="T100">+ picture</text:span></text:p>
      <text:p text:style-name="P89"><text:span text:style-name="T133">+</text:span>Trpaslický nůž</text:p>
      <text:p text:style-name="P90"><text:span text:style-name="T119">+</text:span>Skřetí vrhací nože</text:p>
      <text:p text:style-name="P72"><text:span text:style-name="T134">+</text:span>Skřetí luk</text:p>
      <text:p text:style-name="P72"><text:span text:style-name="T135">+</text:span>Skřetí kopí</text:p>
      <text:p text:style-name="P91"><text:span text:style-name="T141">+</text:span>Krumpáč</text:p>
      <text:p text:style-name="P91"><text:span text:style-name="T141">+</text:span>Motyka</text:p>
      <text:p text:style-name="P92"><text:span text:style-name="T138">+</text:span>Lopata</text:p>
      <text:p text:style-name="P93"><text:span text:style-name="T118">+L</text:span>ehká <text:span text:style-name="T101">skřetí</text:span> zbroj</text:p>
      <text:p text:style-name="P95"><text:span text:style-name="T139">+Skřetí</text:span> nůž</text:p>
      <text:p text:style-name="P106"><text:soft-page-break/>+Výbušnina</text:p>
      <text:p text:style-name="P82"/>
      <text:p text:style-name="P96"><text:span text:style-name="T125">+</text:span>Masožravá houba + picture</text:p>
      <text:p text:style-name="P96"><text:span text:style-name="T130">+</text:span>Rzivý netvor + picture</text:p>
      <text:p text:style-name="P96"><text:span text:style-name="T136">+</text:span>Zlobr + picture</text:p>
      <text:p text:style-name="P97"><text:span text:style-name="T108">+</text:span>Obří brouk + picture</text:p>
      <text:p text:style-name="P97"><text:span text:style-name="T109">+</text:span>3x Larva obřího brouka + 1x picture</text:p>
      <text:p text:style-name="P104">+3x Obří ploštice + 1x picture</text:p>
      <text:p text:style-name="P97"/>
      <text:p text:style-name="P72"><text:span text:style-name="T114">+S</text:span>křetí náčelník <text:span text:style-name="T105">+ picture</text:span></text:p>
      <text:p text:style-name="P72"><text:span text:style-name="T113">+S</text:span>křetice s vrhacími noži <text:span text:style-name="T105">+ picture</text:span></text:p>
      <text:p text:style-name="P72"><text:span text:style-name="T107">+2</text:span>x <text:span text:style-name="T103">S</text:span>křet s lukem <text:span text:style-name="T105">+ picture</text:span></text:p>
      <text:p text:style-name="P72"><text:span text:style-name="T107">+</text:span>2x <text:span text:style-name="T103">S</text:span>křet s kopím <text:span text:style-name="T105">+ pictute</text:span></text:p>
      <text:p text:style-name="P73"><text:span text:style-name="T105">1</text:span>x <text:span text:style-name="T103">S</text:span>křet s krumpáčem<text:span text:style-name="T106"> + picture</text:span></text:p>
      <text:p text:style-name="P73"><text:span text:style-name="T105">1</text:span>x <text:span text:style-name="T103">S</text:span>křet s motykou<text:span text:style-name="T106"> + picture</text:span></text:p>
      <text:p text:style-name="P73"><text:span text:style-name="T105">1</text:span>x <text:span text:style-name="T103">S</text:span>křet s <text:span text:style-name="T140">lopatou + picture</text:span></text:p>
      <text:p text:style-name="P75"><text:span text:style-name="T107">+S</text:span>křetí <text:span text:style-name="T104">kuchař + picture</text:span></text:p>
      <text:p text:style-name="P98"><text:span text:style-name="T110">+</text:span>Skřetí kovářka<text:span text:style-name="T106"> + picture</text:span></text:p>
      <text:p text:style-name="P99"/>
      <text:p text:style-name="P82"><text:span text:style-name="T128">+Velký m</text:span>osazný klíč</text:p>
      <text:p text:style-name="P100"><text:soft-page-break/><text:span text:style-name="T129">+</text:span>Malý železný klíč</text:p>
      <text:p text:style-name="P101"><text:span text:style-name="T136">+</text:span>Bronzový klíč na šňůrce</text:p>
      <text:p text:style-name="P100"/>
      <text:p text:style-name="P76"><text:span text:style-name="T126">+</text:span>Světélkující pasta</text:p>
      <text:p text:style-name="P102"><text:span text:style-name="T120">+</text:span>Duhový kámen</text:p>
      <text:p text:style-name="P100"/>
      <text:p text:style-name="P82"><text:span text:style-name="T131">+</text:span>Zlatá soška žáby</text:p>
      <text:p text:style-name="P82"><text:span text:style-name="T131">+</text:span>Smaragdový náhrdelník</text:p>
      <text:p text:style-name="P103"><text:span text:style-name="T116">+</text:span>Přívěsek se sekerou</text:p>
      <text:p text:style-name="P81"><text:span text:style-name="T111">+</text:span>Malý stříbrný ingot</text:p>
      <text:p text:style-name="P86"><text:span text:style-name="T137">+</text:span>Stříbrný kroužek</text:p>
      <text:h text:style-name="Heading_20_1" text:outline-level="1">Poznámky</text:h>
      <text:p text:style-name="P5"><text:a xlink:type="simple" xlink:href="http://www.podzemi.eu/fotografie/VO/mapalob.htm" text:style-name="Internet_20_link" text:visited-style-name="Visited_20_Internet_20_Link">http://www.podzemi.eu/fotografie/VO/mapalob.htm</text:a></text:p>
      <text:p text:style-name="P6">++</text:p>
      <text:p text:style-name="P5"><text:a xlink:type="simple" xlink:href="http://muzeum.rudolfov.cz/wp-content/uploads/2014/10/web_06_statni_dolovani.pdf" text:style-name="Internet_20_link" text:visited-style-name="Visited_20_Internet_20_Link">http://muzeum.rudolfov.cz/wp-content/uploads/2014/10/web_06_statni_dolovani.pdf</text:a></text:p>
      <text:p text:style-name="P5"/>
      <text:p text:style-name="P4">Klasickej problém s jazykama. Texty v podzemí budou nejspíš ve staré trpasličtině, možná ve skřetině.</text:p>
      <text:p text:style-name="P4">- buď můžu využít toho, že budou předpřipravený postavy a prostě jim ty starý jazyky dát.</text:p>
      <text:p text:style-name="P4">-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4">(Čili natvrdo tam dát jednu postavu předskriptovanou s tím, že si ji někdo z hráčů musí vzít a to pak bude vůdce družiny).</text:p>
      <text:p text:style-name="P4"/>
      <text:p text:style-name="P7">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mrtvola zůstala viset nahoře, na cepínu zaseknutém do skály. </text:span><text:soft-page-break/><text:span text:style-name="T1">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Q: Je cepín dostatečnej reward za šplhání a boj s tím, co tam sežralo trpaslíka?<text:line-break/>- asi ne, mělo by tam bejt ještě něco (pokud to bude cesta do finální jeskyně, tak je po problému).</text:span></text:p>
      <text:p text:style-name="P8">IDEA: Udělat to obráceně: Trpaslík nešel něco prozkoumat, ale utíkal před rzivým netvorem.<text:line-break/>- šachtou se tedy trpaslíci dostali do jeskyně (mohla to bejt původně věž, nebo tak něco). <text:span text:style-name="T2">Nebo ji možná sami prokopali? (Do svatyně starobylé rasy se museli nějak prokopat, že...)</text:span></text:p>
      <text:p text:style-name="P9">Ještě je otázka, jestli tam nedat spíš 2 cepíny bez maček.<text:line-break/>- <text:span text:style-name="T3">mačky jsou takový divný a není moc jasný, jestli to má bejt jeden předmět nebo dva. Se dvěma cepínama se navíc dá šplhat i bez maček, jeden cepín je naprd.<text:line-break/>- 2 cepíny taky půjdou použít jako dualwield.</text:span></text:p>
      <text:h text:style-name="P235" text:outline-level="1">Nápady</text:h>
      <text:p text:style-name="P35"><text:span text:style-name="T4">+ </text:span>V podzemí může být stále živý trpaslík díky runě věčnosti. Dali mu ji, protože byl smrtelně zraněnej – zasypanej závalem, nebo tak něco.<text:line-break/>- <text:span text:style-name="T5">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line-break/></text:span><text:span text:style-name="T15">[</text:span><text:span text:style-name="T7">zapracováno</text:span><text:span text:style-name="T15">]</text:span></text:p>
      <text:p text:style-name="P36"><text:span text:style-name="T16">+ </text:span><text:span text:style-name="T15">Skřeti používají na převážení těžkého nákladu obří ploštice (naložej jim to na záda a pak je říd</text:span><text:span text:style-name="T17">ě</text:span><text:span text:style-name="T15">j nejspíš táhlama – </text:span><text:span text:style-name="T18">možná spíš poklepáváním na stranu krunýře</text:span><text:span text:style-name="T15">).</text:span></text:p>
      <text:h text:style-name="P236" text:outline-level="1">Úvahy</text:h>
      <text:p text:style-name="P11">Problém: Cepíny hráči nebudou mít kdy použít (protože jsou prakticky na konci dungeonu). Co už.</text:p>
      <text:p text:style-name="P11">- leda by rzivý netvor byl až nahoře. Vlastně asi proč ne.</text:p>
      <text:p text:style-name="P37">- <text:span text:style-name="T23">když má někdo na krku Smaragdový náhrdelník, rzivý netvor ho nechá být.</text:span></text:p>
      <text:p text:style-name="P12"/>
      <text:p text:style-name="P12">Co byla zač rasa, jejíž ruiny trpaslíci hledali?<text:line-break/>- asi něco podzemního, co žilo v jeskyních. <text:span text:style-name="T24">Troglodyti?</text:span></text:p>
      <text:p text:style-name="P12"/>
      <text:p text:style-name="P10">Před štolou do jeskyně jsou masivní kamenné dveře.<text:line-break/>- čím se otevírají?<text:line-break/>- asi klíčem, který měl šéf výpravy (není ten ale dole v jeskyni?)</text:p>
      <text:p text:style-name="P15">Troglodyti měli zlato – asi jako Poklad na Stříbrném jezeře<text:line-break/>- trpaslíci ho část „vytěžili“ (všechno, co bylo v chrámu volně položené), než vypustili rzivého netvora.</text:p>
      <text:p text:style-name="P15"/>
      <text:p text:style-name="P41">Trpaslíci <text:span text:style-name="T49">(spíš skřeti)</text:span> používali obří brouky na dolování<text:line-break/>- někde by měla bejt místnost, kde choval<text:span text:style-name="T50">i</text:span> larvy.<text:line-break/>- <text:span text:style-name="T50">a možná nějaký „broučí stáje“<text:line-break/>- plus nějakej výkaz o dodávce nových larev nebo tak (to ke skřetům nesedí).</text:span></text:p>
      <text:p text:style-name="P41"/>
      <text:p text:style-name="P42"><text:soft-page-break/>Počet lokací v Pevnosti:<text:line-break/>- Celkem: 39<text:line-break/>- Kecací: 1 <text:span text:style-name="T51">(trpaslice)</text:span><text:line-break/>- Bojové: 6 (mimik, huňáči, sochy, pavouk, malé ještěrky, velká ještěrka)<text:line-break/>- <text:span text:style-name="T52">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16">Počet lokací v dole:<text:line-break/>- <text:span text:style-name="T48">Celkem: </text:span><text:span text:style-name="T8">Zatím 21</text:span><text:span text:style-name="T48"><text:line-break/>- Kecací: </text:span><text:span text:style-name="T8">1 (trpaslík na konci)</text:span><text:span text:style-name="T48"><text:line-break/>- Bojové: (</text:span><text:span text:style-name="T8">zlobr</text:span><text:span text:style-name="T48">, brouk, larvy, rzivý netvor, </text:span><text:span text:style-name="T8">skřeti...</text:span><text:span text:style-name="T48">)<text:line-break/>- Pasti:<text:line-break/><text:tab/>houba<text:line-break/><text:tab/>zapasťovaný finální poklad? </text:span><text:span text:style-name="T8">(Asi spíš ne.)</text:span><text:span text:style-name="T48"><text:line-break/><text:tab/>past na trezoru v bejváku šéfa dolu? (skříň asi zapastěná nebude, 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237" text:outline-level="1">Předměty</text:h>
      <text:p text:style-name="P50">Určitě bomba na proražení zdi.</text:p>
      <text:p text:style-name="P48">Opakovací kuše</text:p>
      <text:h text:style-name="P228" text:outline-level="3">Runotepecké pero</text:h>
      <text:p text:style-name="P18">Když máš toto psací pero připoutané, můžeš ho „namočit“ do libovolného kovu a pak <text:span text:style-name="T74">jím</text:span> psát. Kov není třeba před použitím roztavit, pero ho „nasaje“, i <text:span text:style-name="T74">když je</text:span> v pevném s<text:span text:style-name="T74">kupenství</text:span>. <text:span text:style-name="T75">Před „nasátím“ dalšího kovu je třeba nejprve „vypsat“ ten stávající.</text:span></text:p>
      <text:p text:style-name="Text_20_body">Opakovací kuše</text:p>
      <text:h text:style-name="P229" text:outline-level="3">Jehelníček</text:h>
      <text:p text:style-name="P22"><text:span text:style-name="T26">Tento štít umí přitahovat okolo letící šípy, šipky, vrhací zbraně a podobně. Když vyslovíš formuli „dahar bhor“, všechny takové projektily letící ze směru, do kterého štít nastavíš, a které by proletěly v kontaktní vzdálenosti od tebe, změní směr a zabodnou se do něj. Je to </text:span><text:span text:style-name="T28">plná obrana</text:span><text:span text:style-name="T26">, proti všem těmto útokům se tedy bráníš s bonusem +2.</text:span></text:p>
      <text:h text:style-name="P230" text:outline-level="3">Trpaslický cepín</text:h>
      <text:p text:style-name="P20">- nalezený zaseknutý do skály</text:p>
      <text:p text:style-name="P20">- <text:span text:style-name="T25">počítá se jako plnohodnotná těžká jednoruční zbraň (má zranění 2).</text:span></text:p>
      <text:p text:style-name="P20"><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P231" text:outline-level="3">Trpaslické mačky</text:h>
      <text:p text:style-name="P21">Když máš tato stoupací železa připoutaná, dokážeš je zaseknout i do pevné skály. Můžeš tedy takto šplhat po skále nebo kamenné stěně, jako kdyby to byl ledovec.</text:p>
      <text:p text:style-name="P13">Nějaký runy (někde jsem jich měl pár sepsanejch)</text:p>
      <text:h text:style-name="P238" text:outline-level="1">Poznámky</text:h>
      <text:p text:style-name="P23">Štola je to, co se razí při kutání.</text:p>
      <text:p text:style-name="P23">Šachta vede kolmo dolů.</text:p>
      <text:p text:style-name="P14">Říkat „zlobr“ místo „troll“? <text:span text:style-name="T32">Jo.</text:span></text:p>
      <text:h text:style-name="P239" text:outline-level="1">Nestvůry</text:h>
      <text:p text:style-name="P38">Obří dikobraz (ať je k něčemu Jehelníček)</text:p>
      <text:p text:style-name="P43">Burrowing be<text:span text:style-name="T68">e</text:span>tle</text:p>
      <text:p text:style-name="P43">- tvrdé krovky, měkké břicho. Kusadla.</text:p>
      <text:p text:style-name="P39">Vodní had</text:p>
      <text:p text:style-name="P40">Možná by důl mohly zabydlet nágy, nebo tak něco.</text:p>
      <text:p text:style-name="P44">Rzivý netvor</text:p>
      <text:p text:style-name="P44">- to by celkem vysvětlovalo, proč to nerozdejch<text:span text:style-name="T69">a</text:span>li trpaslíci.</text:p>
      <text:p text:style-name="P45">(Mohly by tam o tom bejt zprávy od trpaslíků, jak jim tam něco sežralo zbraně a zbroje...)</text:p>
      <text:p text:style-name="P46">Masožravá houba</text:p>
      <text:p text:style-name="P46">- <text:span text:style-name="T70">je nebezpečná, jen když k ní někdo přijde na blízko. Útočí oblakem spór, který oběť omráčí. Následně ji houba poroste a stráví.</text:span></text:p>
      <text:p text:style-name="P46">- <text:span text:style-name="T71">nádherné vzory – světélkuje i v naprosté tmě.</text:span></text:p>
      <text:p text:style-name="P46">- <text:span text:style-name="T72">houba mohla někoho sežrat – uvízla v ní jeho výbava (něco magického, nejlíp).</text:span></text:p>
      <text:p text:style-name="P47">(asi by tam měla bejt nějaká jeskyně)</text:p>
      <text:p text:style-name="P47">- <text:span text:style-name="T73">což možná původně nebyla jeskyně, ale nějaká svatyně, kterou v průběhu staletí „zarostly“ krápníky.</text:span></text:p>
      <text:p text:style-name="P17"><text:soft-page-break/>(V jeskyni by kromě houby mělo žít ještě něco. Třeba ten rzivej netvor?)</text:p>
      <text:h text:style-name="P240" text:outline-level="1">Podzemí</text:h>
      <text:p text:style-name="P24">Důl je ve svahu.</text:p>
      <text:p text:style-name="P25">Dole teče potok nebo řeka<text:line-break/>- <text:span text:style-name="T33">na ten asi kašlat, bylo by divný, že někdo stavěl důl pod potokem.</text:span></text:p>
      <text:p text:style-name="P24">Tři vchody:<text:line-break/>- těžební věží, <text:span text:style-name="T34">kterou zprovoznili skřeti<text:line-break/>- rozbitou těžební věží</text:span><text:line-break/>- <text:span text:style-name="T34">doupětem, které si tam někdo vyhrabal (navazuje ve svahu na původní důlní štolu, nejspíš se to do ní propadlo a zvíře to pak prohrabalo víc a rozšířilo)</text:span><text:line-break/></text:p>
      <text:p text:style-name="P26">Obří mechanismy – dřevěná ozubené kola, rumpály (možná poháněné šlapacím kolem, kde trpaslíci věznili zlobra?)</text:p>
      <text:p text:style-name="P26">- zlobr je samozřejmě dávno mrtvej (nebo ho možná propustili skřeti, kteří kdysi důl dobili a obsadili), <text:span text:style-name="T35">ale mohl by tam bejt třeba někde nákres, nebo tak něco (poznámky o tom, že někdo zase zapomněl nakrmit zlobra?).</text:span></text:p>
      <text:p text:style-name="P27">(Ta potvora žere jen shnilý maso, kde <text:span text:style-name="T36">h</text:span>o pořád mám brát?)</text:p>
      <text:p text:style-name="P27">- <text:span text:style-name="T37">možná pak (nebo před tím) místo zlobra používali kozy nebo jiná čtyřnohá zvířata.</text:span></text:p>
      <text:p text:style-name="P28">(kamzíci by mohli žít někde kolem a asi by šli použít. Nebo možná mají dobrodruzi s sebou mulu nebo mezka? <text:span text:style-name="T38">Nebo tam může bejt předmět na ovládnutí nějakýho zvířete?</text:span>)</text:p>
      <text:p text:style-name="P29"><text:soft-page-break/>Vrtný štít? <text:span text:style-name="T39">Nebo možná nějakej magickej předmět, se kterým se dá lámat skála (obří brouci).</text:span></text:p>
      <text:p text:style-name="P30">Určitě nějaký bomby (trpaslíci používal<text:span text:style-name="T40">i</text:span> trhaviny při dolování).</text:p>
      <text:p text:style-name="P31">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32">Možná nějaké šipkové pasti, pokud to bude dávat smysl (ať mohou hráči využít Jehelníček). <text:line-break/>- <text:span text:style-name="T42">to je asi blbost, po spuštění pasti je už beztak pozdě. Skřetí šípy budou muset stačit.</text:span></text:p>
      <text:p text:style-name="P33">Zatopená část<text:line-break/>- možná se do finální jeskyně musí proplavat</text:p>
      <text:p text:style-name="P34">TODO: Šéfův bejvák (s tajnou schránkou s klíčem k vnitřní šachtě).<text:line-break/>- <text:span text:style-name="T41">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34"/>
      <text:h text:style-name="Heading_20_2" text:outline-level="2"><text:soft-page-break/>Důl</text:h>
      <text:p text:style-name="P49">Důl obývá celkem X skřetů. Pohybují se po jednom nebo po dvou.</text:p>
      <text:p text:style-name="P49">IDEA: Rozmístit po dole triggery.</text:p>
      <text:list xml:id="list506111383" text:style-name="L15">
        <text:list-item>
          <text:p text:style-name="P223">Když postavy dorazí k některému z míst označených na mapě („skřeti“), hoď 1k6:</text:p>
          <text:list>
            <text:list-item>
              <text:p text:style-name="P223">1-4: Nic</text:p>
            </text:list-item>
            <text:list-item>
              <text:p text:style-name="P223">5: Je zde jeden skřet.</text:p>
            </text:list-item>
            <text:list-item>
              <text:p text:style-name="P223">6: Jsou tu dva skřeti.</text:p>
            </text:list-item>
          </text:list>
        </text:list-item>
        <text:list-item>
          <text:p text:style-name="P223">Když postavy udělají hluk, hoď 1k6:</text:p>
          <text:list>
            <text:list-item>
              <text:p text:style-name="P223">1-3: Nic</text:p>
            </text:list-item>
            <text:list-item>
              <text:p text:style-name="P223">4: Přijde se podívat 1 skřet.</text:p>
            </text:list-item>
            <text:list-item>
              <text:p text:style-name="P223">5: přijdou dva skřeti.</text:p>
            </text:list-item>
            <text:list-item>
              <text:p text:style-name="P223">6: přijdou tři skřeti.</text:p>
            </text:list-item>
          </text:list>
        </text:list-item>
      </text:list>
      <text:p text:style-name="P51">TODO: Loot u skřetů (udělat tabulku s tím, že každej skřet má jeden z řádků? <text:span text:style-name="T81">Možná by to chtělo vytisknout tahák s pravidly pro skřetí encountery a s lootem</text:span>).</text:p>
      <text:h text:style-name="P241" text:outline-level="1">Příběh</text:h>
      <text:p text:style-name="P53">Recap:</text:p>
      <text:p text:style-name="P53">Skupina starotrpaslíků založila důl na místě, kde nic moc zajímavého k dolování nebylo. Jejich skutečným cílem bylo, dostat se k ruinám staré civilizace.</text:p>
      <text:p text:style-name="P54">Trpaslík, kterej to spunktoval, nejdřív žádal krále o povolení k průzkumu starých ruin, ale nedostal ho. Šel na to teda jinak a místo toho si zažádal o otevření dolu.</text:p>
      <text:p text:style-name="P55">K ruinám se skutečně <text:s/>prokopali, ale sežral je rzivý netvor.</text:p>
      <text:p text:style-name="P55">Po staletích důl znovu otevřeli skřeti. <text:span text:style-name="T83">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53"/>
      <text:p text:style-name="P56">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57"><text:soft-page-break/>TODO: Skřeti tam fakt měli trolla, kterej točil kolem (trpaslíci na to původně používali kozy nebo tak něco). Ten se jim ale vzbouřil a většinu jich pobil. Při tom ale sám v dole uvíznul – <text:span text:style-name="T84">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58"><text:span text:style-name="T27">Pozn.:</text:span> Trollí krev bude magická surovina na výrobu permanentních léčivých lektvarů <text:span text:style-name="T85">(tady je trochu problém s tím, že dospělý troll jí má určitě přes 10 litrů)</text:span>.</text:p>
      <text:p text:style-name="P53">TODO: Zmínky o tom, že výtěžnost dolu je naprosto mizivá. Ten, kdo to platí, musí být úplnej blázen.</text:p>
      <text:p text:style-name="P54">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86">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60">TODO: Skřeti by měli otevřít nové šachty (rozdíl bude jasně vidět – tpalické mají perfektní výdřevu, možná jsou dokonce vyzděné. Skřetí mají provizorní dřevěnou).</text:p>
      <text:p text:style-name="P61"><text:soft-page-break/>TODO: V části obsazené skřety by neměl bejt loot, leda by ho u sebe měli ti skřeti (to celkem dává smysl).</text:p>
      <text:p text:style-name="P54"/>
      <text:p text:style-name="P53"/>
      <text:p text:style-name="P62"/>
      <text:p text:style-name="P62">Nágy se do dolu probouraly tak, že mocným kouzlem přivolaly Krakena (obří chobotnice). </text:p>
      <text:p text:style-name="P62"/>
      <text:p text:style-name="P63">Stylizace</text:p>
      <text:p text:style-name="P63">Trpaslíci vs nágy? Hmm..</text:p>
      <text:p text:style-name="P63">- Mohla by to být i nějaké jiná, podzemní rasa (+ giant burrower beetle). Klidně asi i goblini, ale to je dost profláknutý.</text:p>
      <text:p text:style-name="P63"/>
      <text:p text:style-name="P64">Lépe:</text:p>
      <text:p text:style-name="P64">Původně trpaslíci neválčili se skřetama, ale s někým jiným (TODO: s kým?).</text:p>
      <text:p text:style-name="P64">- skřeti důl obsadili relativně nedávno a, světe div se, pokoušejí se ho zprovoznit.</text:p>
      <text:p text:style-name="P64">- V kole tedy opravdu bude zavřený zlobr <text:span text:style-name="T87">(zavřeli ho tam skřeti), zřejmě notně vyhládlý, protože ho skřeti moc nekrměj.</text:span></text:p>
      <text:p text:style-name="P65">(proč se nevylámal ven? Možná je zakutý do řetězů).</text:p>
      <text:p text:style-name="P65"/>
      <text:p text:style-name="P65"><text:soft-page-break/>Skřeti jsou mnohem menší lamy, než by se mohl zdát. Umějí zpracovávat železo a budou mít v dole kovárnu.</text:p>
      <text:p text:style-name="P65">- <text:span text:style-name="T88">budou tam rozpracované skřetí zbraně</text:span></text:p>
      <text:p text:style-name="P66">TWIST: Ve skutečnosti to ne<text:span text:style-name="T89">byl</text:span> důl, ale zástěrka pro tomb-riding (nebo vault-riding, nebo tak něco).</text:p>
      <text:p text:style-name="P66">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66">- <text:span text:style-name="T90">skřetům ale zákaz nevadí, takže se sem v klidu nastěhovali.</text:span></text:p>
      <text:p text:style-name="P66"/>
      <text:p text:style-name="P67">Postavy asi vědí dopředu, že ten důl má být údajně zatopený.</text:p>
      <text:p text:style-name="P67">- můžou si díky tomu na to vzít magickou výbavu, třeba nějaký lektvary vodního dechu, nebo tak něco.</text:p>
      <text:h text:style-name="P232" text:outline-level="3">Vnitřní šachta</text:h>
      <text:p text:style-name="P52">Nahoře visí trpaslík na kouzelném cepínu zaseknutém do stěny šachty. Na nohách má připnuté kouzelné mačky.<text:line-break/>- utíkal před rzivým netvorem.</text:p>
      <text:p text:style-name="P52">Dole je zbytek druhého cepínu <text:span text:style-name="T82">(okousanej rzivým netvorem)</text:span>.</text:p>
      <text:p text:style-name="P52"/>
      <text:h text:style-name="P233" text:outline-level="2">Cena pokladů</text:h>
      <text:p text:style-name="P226"><text:span text:style-name="T6">TODO: zařadit do ceníku:</text:span></text:p>
      <text:p text:style-name="P225"><text:soft-page-break/><text:span text:style-name="T13">lopata</text:span></text:p>
      <text:p text:style-name="P225"><text:span text:style-name="T13">krumpáč</text:span></text:p>
      <text:p text:style-name="P225"><text:span text:style-name="T13">motyka</text:span></text:p>
      <text:p text:style-name="P225"><text:span text:style-name="T13">velký kotel</text:span></text:p>
      <text:p text:style-name="P225"><text:span text:style-name="T13">hliněná láhev</text:span></text:p>
      <text:p text:style-name="P225"><text:span text:style-name="T13">dřevěný kýbl</text:span></text:p>
      <text:p text:style-name="P225"><text:span text:style-name="T13">vědro na vodu</text:span></text:p>
      <text:p text:style-name="P225"><text:span text:style-name="T13">sekera</text:span></text:p>
      <text:p text:style-name="P225"><text:span text:style-name="T13">dláto</text:span></text:p>
      <text:p text:style-name="P225"><text:span text:style-name="T13">pila</text:span></text:p>
      <text:p text:style-name="P225"><text:span text:style-name="T13">kladivo</text:span></text:p>
      <text:p text:style-name="P225"><text:span text:style-name="T13">zednická lžíce</text:span></text:p>
      <text:p text:style-name="P225"><text:span text:style-name="T13">kleště</text:span></text:p>
      <text:p text:style-name="P225"><text:span text:style-name="T13">průbojník</text:span></text:p>
      <text:p text:style-name="P225"><text:span text:style-name="T13">pilník</text:span></text:p>
      <text:p text:style-name="P225"><text:span text:style-name="T13">sekáč</text:span></text:p>
      <text:p text:style-name="P225"><text:span text:style-name="T13">raznice</text:span></text:p>
      <text:p text:style-name="P225"><text:span text:style-name="T13">kovadlina</text:span></text:p>
      <text:p text:style-name="P225"><text:span text:style-name="T13">skřetí nůž </text:span><text:span text:style-name="T14">(karta)</text:span></text:p>
      <text:p text:style-name="P225"><text:span text:style-name="T13">skřetí luk </text:span><text:span text:style-name="T14">(karta)</text:span></text:p>
      <text:p text:style-name="P225"><text:soft-page-break/><text:span text:style-name="T13">skřetí vrhací nůž </text:span><text:span text:style-name="T14">(karta)</text:span></text:p>
      <text:p text:style-name="P225"><text:span text:style-name="T13">lehká skřetí zbroj </text:span><text:span text:style-name="T14">(karta)</text:span></text:p>
      <text:p text:style-name="P225"><text:span text:style-name="T13">zlobří kladivo</text:span></text:p>
      <text:p text:style-name="P225"><text:span text:style-name="T13">ochočený had</text:span></text:p>
      <text:p text:style-name="P225"><text:span text:style-name="T13">balíček cigaret (halucinogenní narkotikum)</text:span></text:p>
      <text:p text:style-name="P225"><text:span text:style-name="T13">trpaslická dvoubřitá sekera </text:span><text:span text:style-name="T14">(karta)</text:span></text:p>
      <text:p text:style-name="P225"><text:span text:style-name="T13">trpaslický nůž </text:span><text:span text:style-name="T14">(karta)</text:span></text:p>
      <text:p text:style-name="P225"><text:span text:style-name="T13">opakovací kuše (funkční) </text:span><text:span text:style-name="T14">(karta)</text:span></text:p>
      <text:p text:style-name="P225"><text:span text:style-name="T13">ruční plamenomet (funkční) </text:span><text:span text:style-name="T14">(karta)</text:span></text:p>
      <text:p text:style-name="P225"><text:span text:style-name="T13">důlní výbušnina (3 válečky) </text:span><text:span text:style-name="T14">(karta)</text:span></text:p>
      <text:p text:style-name="P225"><text:span text:style-name="T13">světélkující pasta </text:span><text:span text:style-name="T14">(karta)</text:span></text:p>
      <text:p text:style-name="P225"><text:span text:style-name="T13">masivní visací zámek</text:span></text:p>
      <text:p text:style-name="P225"><text:span text:style-name="T13">truhlice (bez visacího zámku)</text:span></text:p>
      <text:p text:style-name="P225"><text:span text:style-name="T13">truhlice s vnitřním zámkem (z B16)</text:span></text:p>
      <text:p text:style-name="P225"><text:span text:style-name="T13">trpaslický vnitřní zámek (ze dveří B2d1)</text:span></text:p>
      <text:p text:style-name="P225"><text:span text:style-name="T13">20 metrů provazu</text:span></text:p>
      <text:p text:style-name="P225"><text:span text:style-name="T13">50 metrů řetězu (váží 2 metráky)</text:span></text:p>
      <text:p text:style-name="P225"><text:span text:style-name="T13">masivní železný hák</text:span></text:p>
      <text:p text:style-name="P225"><text:span text:style-name="T13">železný hák</text:span></text:p>
      <text:p text:style-name="P225"><text:span text:style-name="T13">řetěz</text:span></text:p>
      <text:p text:style-name="P225"><text:soft-page-break/><text:span text:style-name="T13">trpaslický kahan</text:span></text:p>
      <text:p text:style-name="P225"><text:span text:style-name="T13">živá nákladní ploštice</text:span></text:p>
      <text:p text:style-name="P225"><text:span text:style-name="T13">Jehelníček (</text:span><text:span text:style-name="T14">kouzelný </text:span><text:span text:style-name="T13">štít) </text:span><text:span text:style-name="T14">(karta)</text:span></text:p>
      <text:p text:style-name="P225"><text:span text:style-name="T13">trpaslický cepín </text:span><text:span text:style-name="T14">(karta)</text:span></text:p>
      <text:p text:style-name="P225"><text:span text:style-name="T13">trpaslické kovářské kladivo </text:span><text:span text:style-name="T14">(karta)</text:span></text:p>
      <text:p text:style-name="P225"><text:span text:style-name="T13">oprava (svitek </text:span><text:span text:style-name="T14">s rituálem</text:span><text:span text:style-name="T13">) </text:span><text:span text:style-name="T14">(karta)</text:span></text:p>
      <text:p text:style-name="P225"><text:span text:style-name="T13">runová stráž (svitek </text:span><text:span text:style-name="T14">s rituálem</text:span><text:span text:style-name="T13">) </text:span><text:span text:style-name="T14">(karta)</text:span></text:p>
      <text:p text:style-name="P225"><text:span text:style-name="T13">náhrdelník z medvědích drápů </text:span><text:span text:style-name="T14">(karta)</text:span></text:p>
      <text:p text:style-name="P225"><text:span text:style-name="T13">duhový kámen </text:span><text:span text:style-name="T14">(karta)</text:span></text:p>
      <text:p text:style-name="P225"><text:span text:style-name="T13">pavoučí lektvar </text:span><text:span text:style-name="T14">(karta)</text:span></text:p>
      <text:p text:style-name="P225"><text:span text:style-name="T13">lektvar vodního dechu </text:span><text:span text:style-name="T14">(karta)</text:span></text:p>
      <text:p text:style-name="P225"><text:span text:style-name="T13">lektvar regenerace </text:span><text:span text:style-name="T14">(karta)</text:span></text:p>
      <text:p text:style-name="P225"><text:span text:style-name="T13">runotepecké pero </text:span><text:span text:style-name="T14">(karta)</text:span></text:p>
      <text:p text:style-name="P225"><text:span text:style-name="T13">runa věčnosti </text:span><text:span text:style-name="T14">(karta)</text:span></text:p>
      <text:p text:style-name="P225"><text:span text:style-name="T13">rzivý prach </text:span><text:span text:style-name="T14">(karta)</text:span></text:p>
      <text:p text:style-name="P225"><text:span text:style-name="T13">malý stříbrný ingot </text:span><text:span text:style-name="T14">(karta)</text:span></text:p>
      <text:p text:style-name="P225"><text:span text:style-name="T13">přívěsek se sekerou </text:span><text:span text:style-name="T14">(karta)</text:span></text:p>
      <text:p text:style-name="P225"><text:span text:style-name="T13">stříbrný kroužek do nosu </text:span><text:span text:style-name="T14">(karta)</text:span></text:p>
      <text:p text:style-name="P225"><text:span text:style-name="T13">zlatá soška žáby </text:span><text:span text:style-name="T14">(karta)</text:span></text:p>
      <text:p text:style-name="P225"><text:span text:style-name="T13">smaragdový náhrdelník </text:span><text:span text:style-name="T14">(kar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1</text:page-number></text:p>
      </style:header>
      <style:header-left>
        <text:p text:style-name="MP2"><text:page-number text:select-page="current">3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5T15:25:49.528000000</dc:date>
    <meta:editing-cycles>14641</meta:editing-cycles>
    <meta:editing-duration>P41DT20H34M32S</meta:editing-duration>
    <meta:generator>LibreOffice/6.0.5.2$Windows_X86_64 LibreOffice_project/54c8cbb85f300ac59db32fe8a675ff7683cd5a16</meta:generator>
    <meta:print-date>2018-07-15T16:02:19.878000000</meta:print-date>
    <dc:creator>York </dc:creator>
    <meta:document-statistic meta:table-count="0" meta:image-count="0" meta:object-count="0" meta:page-count="36" meta:paragraph-count="394" meta:word-count="4283" meta:character-count="24950" meta:non-whitespace-character-count="21146"/>
  </office:meta>
</office:document-meta>
</file>